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Helvetica,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074cm" fo:margin-left="1.099cm" table:align="left" style:writing-mode="lr-tb"/>
    </style:style>
    <style:style style:name="Tabla1.A" style:family="table-column">
      <style:table-column-properties style:column-width="4.512cm"/>
    </style:style>
    <style:style style:name="Tabla1.B" style:family="table-column">
      <style:table-column-properties style:column-width="9.562cm"/>
    </style:style>
    <style:style style:name="Tabla1.1" style:family="table-row">
      <style:table-row-properties fo:keep-together="auto"/>
    </style:style>
    <style:style style:name="Tabla1.A1" style:family="table-cell">
      <style:table-cell-properties style:vertical-align="middle" style:border-line-width-left="0.053cm 0.026cm 0.026cm" style:border-line-width-top="0.053cm 0.026cm 0.026cm" style:border-line-width-bottom="0.053cm 0.026cm 0.026cm" fo:padding="0.079cm" fo:border-left="3pt double #c0c0c0" fo:border-right="none" fo:border-top="3pt double #c0c0c0" fo:border-bottom="3pt double #c0c0c0" style:writing-mode="lr-tb"/>
    </style:style>
    <style:style style:name="Tabla1.B1" style:family="table-cell">
      <style:table-cell-properties style:vertical-align="middle" style:border-line-width="0.053cm 0.026cm 0.026cm" fo:padding="0.079cm" fo:border="3pt double #c0c0c0" style:writing-mode="lr-tb"/>
    </style:style>
    <style:style style:name="P1" style:family="paragraph" style:parent-style-name="Standard">
      <style:paragraph-properties fo:margin-top="0cm" fo:margin-bottom="0cm" loext:contextual-spacing="false"/>
      <style:text-properties style:font-name="Calibri" officeooo:paragraph-rsid="001a6117"/>
    </style:style>
    <style:style style:name="P2" style:family="paragraph" style:parent-style-name="Standard">
      <style:paragraph-properties fo:margin-top="0cm" fo:margin-bottom="0cm" loext:contextual-spacing="false"/>
      <style:text-properties style:font-name="Calibri" fo:font-size="11pt" fo:font-weight="normal" officeooo:rsid="0018998d" officeooo:paragraph-rsid="00246932" style:font-size-asian="11pt" style:font-weight-asian="normal" style:font-name-complex="Times New Roman" style:font-size-complex="11pt" style:font-weight-complex="normal"/>
    </style:style>
    <style:style style:name="P3" style:family="paragraph" style:parent-style-name="Preformatted_20_Text">
      <style:paragraph-properties fo:margin-top="0cm" fo:margin-bottom="0cm" loext:contextual-spacing="false" fo:widows="1" fo:padding="0cm" fo:border="none"/>
      <style:text-properties fo:font-variant="normal" fo:text-transform="none" fo:color="#333333" style:font-name="Liberation Serif" fo:letter-spacing="normal" fo:font-style="normal" fo:font-weight="normal"/>
    </style:style>
    <style:style style:name="P4" style:family="paragraph" style:parent-style-name="Standard">
      <style:text-properties style:font-name="Times New Roman" fo:font-weight="bold" officeooo:paragraph-rsid="001b6f6f" style:font-weight-asian="bold" style:font-name-complex="Times New Roman"/>
    </style:style>
    <style:style style:name="P5" style:family="paragraph" style:parent-style-name="Standard">
      <style:text-properties style:font-name="Times New Roman" fo:font-weight="bold" officeooo:paragraph-rsid="001b6f6f" style:font-name-asian="Wingdings" style:font-weight-asian="bold" style:font-name-complex="Times New Roman"/>
    </style:style>
    <style:style style:name="P6" style:family="paragraph" style:parent-style-name="Standard">
      <style:paragraph-properties fo:text-align="justify" style:justify-single-word="false"/>
      <style:text-properties style:font-name="Times New Roman" fo:font-weight="bold" officeooo:rsid="001b6f6f" officeooo:paragraph-rsid="001b6f6f" style:font-name-asian="Wingdings" style:font-weight-asian="bold" style:font-name-complex="Times New Roman" style:font-weight-complex="bold"/>
    </style:style>
    <style:style style:name="P7" style:family="paragraph" style:parent-style-name="Standard">
      <style:paragraph-properties fo:text-align="justify" style:justify-single-word="false"/>
      <style:text-properties style:font-name="Times New Roman" fo:font-weight="bold" officeooo:paragraph-rsid="001dc4f0" style:font-name-asian="Wingdings" style:font-weight-asian="bold" style:font-name-complex="Times New Roman" style:font-weight-complex="bold"/>
    </style:style>
    <style:style style:name="P8" style:family="paragraph" style:parent-style-name="Standard">
      <style:text-properties style:font-name="Times New Roman" fo:font-weight="bold" officeooo:paragraph-rsid="001dc4f0" style:font-name-asian="Wingdings" style:font-weight-asian="bold" style:font-name-complex="Times New Roman"/>
    </style:style>
    <style:style style:name="P9" style:family="paragraph" style:parent-style-name="Standard">
      <style:paragraph-properties fo:text-align="justify" style:justify-single-word="false">
        <style:tab-stops>
          <style:tab-stop style:position="1.588cm"/>
        </style:tab-stops>
      </style:paragraph-properties>
      <style:text-properties style:font-name="Times New Roman" officeooo:paragraph-rsid="001b6f6f" style:font-name-complex="Times New Roman"/>
    </style:style>
    <style:style style:name="P10" style:family="paragraph" style:parent-style-name="Standard">
      <style:paragraph-properties fo:text-align="justify" style:justify-single-word="false"/>
      <style:text-properties style:font-name="Times New Roman" officeooo:paragraph-rsid="001b6f6f" style:font-name-complex="Times New Roman"/>
    </style:style>
    <style:style style:name="P11" style:family="paragraph" style:parent-style-name="Standard">
      <style:text-properties style:font-name="Times New Roman" officeooo:paragraph-rsid="001b6f6f" style:font-name-complex="Times New Roman"/>
    </style:style>
    <style:style style:name="P12" style:family="paragraph" style:parent-style-name="Standard">
      <style:text-properties style:font-name="Times New Roman" officeooo:paragraph-rsid="001dc4f0" style:font-name-complex="Times New Roman"/>
    </style:style>
    <style:style style:name="P13"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1b6f6f" style:font-weight-asian="bold" style:font-name-complex="Times New Roman"/>
    </style:style>
    <style:style style:name="P14" style:family="paragraph" style:parent-style-name="Standard">
      <style:text-properties style:font-name="Times New Roman" style:text-underline-style="solid" style:text-underline-width="auto" style:text-underline-color="font-color" fo:font-weight="bold" officeooo:paragraph-rsid="001b6f6f" style:font-weight-asian="bold" style:font-name-complex="Times New Roman"/>
    </style:style>
    <style:style style:name="P15" style:family="paragraph" style:parent-style-name="Standard">
      <style:text-properties style:font-name="Times New Roman" style:text-underline-style="solid" style:text-underline-width="auto" style:text-underline-color="font-color" fo:font-weight="bold" officeooo:paragraph-rsid="001b6f6f" style:font-name-asian="Wingdings" style:font-weight-asian="bold" style:font-name-complex="Times New Roman"/>
    </style:style>
    <style:style style:name="P1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1dc4f0" style:font-name-asian="Wingdings" style:font-weight-asian="bold" style:font-name-complex="Times New Roman"/>
    </style:style>
    <style:style style:name="P1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1dc4f0" style:font-name-asian="Wingdings" style:font-weight-asian="bold" style:font-name-complex="Times New Roman"/>
    </style:style>
    <style:style style:name="P18" style:family="paragraph" style:parent-style-name="Standard">
      <style:text-properties style:font-name="Times New Roman" style:text-underline-style="solid" style:text-underline-width="auto" style:text-underline-color="font-color" fo:font-weight="bold" officeooo:paragraph-rsid="001dc4f0" style:font-name-asian="Wingdings" style:font-weight-asian="bold" style:font-name-complex="Times New Roman"/>
    </style:style>
    <style:style style:name="P19" style:family="paragraph" style:parent-style-name="Standard">
      <style:text-properties style:font-name="Times New Roman" style:text-underline-style="solid" style:text-underline-width="auto" style:text-underline-color="font-color" officeooo:paragraph-rsid="001b6f6f" style:font-name-asian="Wingdings" style:font-name-complex="Times New Roman"/>
    </style:style>
    <style:style style:name="P20" style:family="paragraph" style:parent-style-name="Standard">
      <style:text-properties style:font-name="Times New Roman" style:text-underline-style="solid" style:text-underline-width="auto" style:text-underline-color="font-color" officeooo:paragraph-rsid="001dc4f0" style:font-name-asian="Wingdings" style:font-name-complex="Times New Roman"/>
    </style:style>
    <style:style style:name="P21" style:family="paragraph" style:parent-style-name="Standard">
      <style:paragraph-properties fo:text-align="center" style:justify-single-word="false"/>
      <style:text-properties style:font-name="Times New Roman" fo:language="en" fo:country="GB" officeooo:paragraph-rsid="001b6f6f" style:font-name-complex="Times New Roman"/>
    </style:style>
    <style:style style:name="P22" style:family="paragraph" style:parent-style-name="Standard">
      <style:paragraph-properties fo:text-align="justify" style:justify-single-word="false"/>
      <style:text-properties style:font-name="Times New Roman" fo:language="en" fo:country="GB" officeooo:paragraph-rsid="001b6f6f" style:font-name-complex="Times New Roman"/>
    </style:style>
    <style:style style:name="P23" style:family="paragraph" style:parent-style-name="Standard">
      <style:text-properties style:font-name="Times New Roman" officeooo:paragraph-rsid="001b6f6f" style:font-name-asian="Wingdings" style:font-name-complex="Times New Roman"/>
    </style:style>
    <style:style style:name="P24" style:family="paragraph" style:parent-style-name="Standard">
      <style:paragraph-properties fo:text-align="justify" style:justify-single-word="false"/>
      <style:text-properties style:font-name="Times New Roman" officeooo:paragraph-rsid="001b6f6f" style:font-name-asian="Wingdings" style:font-name-complex="Times New Roman"/>
    </style:style>
    <style:style style:name="P25" style:family="paragraph" style:parent-style-name="Standard">
      <style:paragraph-properties fo:text-align="justify" style:justify-single-word="false"/>
      <style:text-properties style:font-name="Times New Roman" officeooo:paragraph-rsid="001dc4f0" style:font-name-asian="Wingdings" style:font-name-complex="Times New Roman"/>
    </style:style>
    <style:style style:name="P26" style:family="paragraph" style:parent-style-name="Standard">
      <style:text-properties style:font-name="Times New Roman" officeooo:paragraph-rsid="001dc4f0" style:font-name-asian="Wingdings" style:font-name-complex="Times New Roman"/>
    </style:style>
    <style:style style:name="P27" style:family="paragraph" style:parent-style-name="Standard">
      <style:text-properties style:font-name="Times New Roman" officeooo:paragraph-rsid="001b6f6f" style:font-name-asian="Times New Roman" style:font-name-complex="Times New Roman"/>
    </style:style>
    <style:style style:name="P28" style:family="paragraph" style:parent-style-name="Standard">
      <style:text-properties style:font-name="Times New Roman" officeooo:paragraph-rsid="001dc4f0" style:font-name-asian="Times New Roman" style:font-name-complex="Times New Roman"/>
    </style:style>
    <style:style style:name="P29" style:family="paragraph" style:parent-style-name="Standard">
      <style:paragraph-properties fo:text-align="justify" style:justify-single-word="false"/>
      <style:text-properties style:font-name="Times New Roman" fo:font-weight="normal" officeooo:rsid="001b6f6f" officeooo:paragraph-rsid="001b6f6f" style:font-name-asian="Wingdings" style:font-weight-asian="normal" style:font-name-complex="Times New Roman" style:font-weight-complex="normal"/>
    </style:style>
    <style:style style:name="P30" style:family="paragraph" style:parent-style-name="Standard">
      <style:paragraph-properties fo:text-align="justify" style:justify-single-word="false"/>
      <style:text-properties style:font-name="Times New Roman" fo:font-weight="normal" officeooo:rsid="001dc4f0" officeooo:paragraph-rsid="001dc4f0" style:font-name-asian="Wingdings" style:font-weight-asian="normal" style:font-name-complex="Times New Roman" style:font-weight-complex="normal"/>
    </style:style>
    <style:style style:name="P31" style:family="paragraph" style:parent-style-name="Standard">
      <style:text-properties style:font-name="Times New Roman" fo:language="en" fo:country="US" officeooo:paragraph-rsid="001dc4f0" style:font-name-asian="Wingdings" style:font-name-complex="Times New Roman"/>
    </style:style>
    <style:style style:name="P32" style:family="paragraph" style:parent-style-name="Standard">
      <style:text-properties style:font-name="Times New Roman" fo:font-size="11pt" officeooo:rsid="002371fb" officeooo:paragraph-rsid="00239013" style:font-name-asian="Wingdings" style:font-size-asian="11pt" style:font-name-complex="Times New Roman" style:font-size-complex="11pt"/>
    </style:style>
    <style:style style:name="P33" style:family="paragraph" style:parent-style-name="Standard">
      <style:paragraph-properties fo:text-align="justify" style:justify-single-word="false"/>
      <style:text-properties officeooo:paragraph-rsid="001b6f6f"/>
    </style:style>
    <style:style style:name="P34" style:family="paragraph" style:parent-style-name="Standard">
      <style:text-properties officeooo:paragraph-rsid="001b6f6f" style:font-name-asian="Wingdings"/>
    </style:style>
    <style:style style:name="P35" style:family="paragraph" style:parent-style-name="Standard">
      <style:paragraph-properties fo:text-align="justify" style:justify-single-word="false"/>
      <style:text-properties officeooo:paragraph-rsid="001b6f6f" style:font-name-asian="Wingdings"/>
    </style:style>
    <style:style style:name="P36" style:family="paragraph" style:parent-style-name="Standard">
      <style:text-properties officeooo:paragraph-rsid="001dc4f0" style:font-name-asian="Wingdings"/>
    </style:style>
    <style:style style:name="P37" style:family="paragraph" style:parent-style-name="Standard">
      <style:paragraph-properties>
        <style:tab-stops>
          <style:tab-stop style:position="1cm"/>
        </style:tab-stops>
      </style:paragraph-properties>
      <style:text-properties officeooo:paragraph-rsid="001dc4f0" style:font-name-asian="Wingdings" style:font-name-complex="Wingdings"/>
    </style:style>
    <style:style style:name="P38" style:family="paragraph" style:parent-style-name="Standard">
      <style:paragraph-properties>
        <style:tab-stops>
          <style:tab-stop style:position="0.751cm"/>
        </style:tab-stops>
      </style:paragraph-properties>
      <style:text-properties officeooo:paragraph-rsid="001dc4f0" style:font-name-asian="Wingdings" style:font-name-complex="Wingdings"/>
    </style:style>
    <style:style style:name="P39" style:family="paragraph" style:parent-style-name="Standard">
      <style:text-properties officeooo:paragraph-rsid="001dc4f0" style:font-name-asian="Wingdings" style:font-name-complex="Wingdings"/>
    </style:style>
    <style:style style:name="P40" style:family="paragraph" style:parent-style-name="Standard">
      <style:text-properties officeooo:paragraph-rsid="001b6f6f"/>
    </style:style>
    <style:style style:name="P41" style:family="paragraph" style:parent-style-name="Standard">
      <style:text-properties officeooo:paragraph-rsid="001dc4f0"/>
    </style:style>
    <style:style style:name="P42" style:family="paragraph" style:parent-style-name="Standard">
      <style:text-properties style:text-underline-style="solid" style:text-underline-width="auto" style:text-underline-color="font-color" officeooo:paragraph-rsid="001dc4f0"/>
    </style:style>
    <style:style style:name="P43" style:family="paragraph" style:parent-style-name="Standard">
      <style:text-properties fo:color="#000000" officeooo:paragraph-rsid="001dc4f0"/>
    </style:style>
    <style:style style:name="P44" style:family="paragraph" style:parent-style-name="Standard">
      <style:text-properties fo:color="#000000" officeooo:rsid="001dc4f0" officeooo:paragraph-rsid="001dc4f0" style:font-name-asian="Wingdings" style:font-name-complex="Wingdings"/>
    </style:style>
    <style:style style:name="P45" style:family="paragraph" style:parent-style-name="Standard">
      <style:text-properties fo:color="#579d1c" fo:language="en" fo:country="US" officeooo:paragraph-rsid="001dc4f0" style:font-name-asian="Wingdings" style:font-name-complex="Wingdings"/>
    </style:style>
    <style:style style:name="P46" style:family="paragraph" style:parent-style-name="Standard">
      <style:text-properties fo:color="#579d1c" officeooo:paragraph-rsid="001dc4f0" style:font-name-asian="Wingdings" style:font-name-complex="Wingdings"/>
    </style:style>
    <style:style style:name="P47" style:family="paragraph" style:parent-style-name="Standard">
      <style:text-properties fo:font-weight="bold" officeooo:rsid="001dc4f0" officeooo:paragraph-rsid="001dc4f0" style:font-name-asian="Wingdings" style:font-weight-asian="bold" style:font-name-complex="Wingdings" style:font-weight-complex="bold"/>
    </style:style>
    <style:style style:name="P48" style:family="paragraph" style:parent-style-name="Standard">
      <style:paragraph-properties fo:text-align="end" style:justify-single-word="false"/>
      <style:text-properties style:font-name="Arial" fo:font-size="11pt" fo:font-weight="bold" officeooo:paragraph-rsid="001dc4f0" style:font-size-asian="11pt" style:font-weight-asian="bold" style:font-name-complex="Arial" style:font-size-complex="11pt"/>
    </style:style>
    <style:style style:name="P49" style:family="paragraph" style:parent-style-name="Standard">
      <style:text-properties style:font-name="Arial" fo:font-size="11pt" fo:font-weight="bold" officeooo:paragraph-rsid="001dc4f0" style:font-size-asian="11pt" style:font-weight-asian="bold" style:font-name-complex="Arial" style:font-size-complex="11pt" style:font-weight-complex="bold"/>
    </style:style>
    <style:style style:name="P50" style:family="paragraph" style:parent-style-name="Standard">
      <style:text-properties style:font-name="Arial" fo:font-size="11pt" fo:font-weight="bold" officeooo:paragraph-rsid="00211dd7" style:font-size-asian="11pt" style:font-weight-asian="bold" style:font-name-complex="Arial" style:font-size-complex="11pt" style:font-weight-complex="bold"/>
    </style:style>
    <style:style style:name="P51" style:family="paragraph" style:parent-style-name="Standard">
      <style:text-properties style:font-name="Arial" fo:font-size="11pt" fo:font-weight="bold" officeooo:rsid="001f924f" officeooo:paragraph-rsid="001f924f" style:font-size-asian="11pt" style:font-weight-asian="bold" style:font-name-complex="Arial" style:font-size-complex="11pt"/>
    </style:style>
    <style:style style:name="P52" style:family="paragraph" style:parent-style-name="Standard">
      <style:text-properties style:font-name="Arial" fo:font-size="11pt" fo:font-weight="bold" officeooo:rsid="001f924f" officeooo:paragraph-rsid="00239013" style:font-size-asian="11pt" style:font-weight-asian="bold" style:font-name-complex="Arial" style:font-size-complex="11pt"/>
    </style:style>
    <style:style style:name="P53" style:family="paragraph" style:parent-style-name="Standard">
      <style:text-properties style:font-name="Arial" fo:font-size="11pt" officeooo:paragraph-rsid="001dc4f0" style:font-size-asian="11pt" style:font-name-complex="Arial" style:font-size-complex="11pt"/>
    </style:style>
    <style:style style:name="P54" style:family="paragraph" style:parent-style-name="Standard">
      <style:text-properties style:font-name="Arial" fo:font-size="11pt" officeooo:paragraph-rsid="00211dd7" style:font-size-asian="11pt" style:font-name-complex="Arial" style:font-size-complex="11pt"/>
    </style:style>
    <style:style style:name="P55" style:family="paragraph" style:parent-style-name="Standard">
      <style:text-properties style:font-name="Arial" fo:font-size="11pt" officeooo:paragraph-rsid="00229bd4" style:font-size-asian="11pt" style:font-name-complex="Arial" style:font-size-complex="11pt"/>
    </style:style>
    <style:style style:name="P56" style:family="paragraph" style:parent-style-name="Standard">
      <style:text-properties style:font-name="Arial" fo:font-size="11pt" officeooo:paragraph-rsid="00239013" style:font-size-asian="11pt" style:font-name-complex="Arial" style:font-size-complex="11pt"/>
    </style:style>
    <style:style style:name="P57" style:family="paragraph" style:parent-style-name="Standard">
      <style:text-properties style:font-name="Arial" fo:font-size="11pt" officeooo:rsid="001feea2" officeooo:paragraph-rsid="00239013" style:font-size-asian="11pt" style:font-name-complex="Arial" style:font-size-complex="11pt"/>
    </style:style>
    <style:style style:name="P58" style:family="paragraph" style:parent-style-name="Standard">
      <style:text-properties style:font-name="Arial" fo:font-size="11pt" officeooo:rsid="0022c5e4" officeooo:paragraph-rsid="00239013" style:font-size-asian="11pt" style:font-name-complex="Arial" style:font-size-complex="11pt"/>
    </style:style>
    <style:style style:name="P59" style:family="paragraph" style:parent-style-name="Standard">
      <style:text-properties style:font-name="Arial" fo:font-size="11pt" officeooo:rsid="002371fb" officeooo:paragraph-rsid="00239013" style:font-size-asian="11pt" style:font-name-complex="Arial" style:font-size-complex="11pt"/>
    </style:style>
    <style:style style:name="P60" style:family="paragraph" style:parent-style-name="Standard">
      <style:text-properties style:font-name="Arial" fo:font-size="11pt" officeooo:rsid="000ca25b" officeooo:paragraph-rsid="00239013" style:font-size-asian="11pt" style:font-name-complex="Arial" style:font-size-complex="11pt"/>
    </style:style>
    <style:style style:name="P61" style:family="paragraph" style:parent-style-name="Standard">
      <style:text-properties style:font-name="Arial" fo:font-size="11pt" officeooo:paragraph-rsid="001dc4f0" style:font-name-asian="Arial" style:font-size-asian="11pt" style:font-name-complex="Arial" style:font-size-complex="11pt"/>
    </style:style>
    <style:style style:name="P62" style:family="paragraph" style:parent-style-name="Standard">
      <style:text-properties style:font-name="Arial" fo:font-size="11pt" fo:font-style="italic" fo:font-weight="bold" officeooo:paragraph-rsid="001dc4f0" style:font-size-asian="11pt" style:font-style-asian="italic" style:font-weight-asian="bold" style:font-name-complex="Arial" style:font-size-complex="11pt" style:font-weight-complex="bold"/>
    </style:style>
    <style:style style:name="P63" style:family="paragraph" style:parent-style-name="Standard">
      <style:text-properties style:font-name="Arial" fo:font-size="11pt" fo:font-style="italic" officeooo:paragraph-rsid="001dc4f0" style:font-size-asian="11pt" style:font-style-asian="italic" style:font-name-complex="Arial" style:font-size-complex="11pt"/>
    </style:style>
    <style:style style:name="P64" style:family="paragraph" style:parent-style-name="Standard">
      <style:text-properties style:font-name="Arial" fo:font-size="11pt" fo:language="es" fo:country="ES" officeooo:paragraph-rsid="00239013" style:font-size-asian="11pt" style:font-name-complex="Arial" style:font-size-complex="11pt"/>
    </style:style>
    <style:style style:name="P65" style:family="paragraph" style:parent-style-name="Standard">
      <style:text-properties style:font-name="Arial" fo:font-size="11pt" officeooo:paragraph-rsid="00239013" fo:background-color="#ffff00" style:font-size-asian="11pt" style:font-name-complex="Arial" style:font-size-complex="11pt"/>
    </style:style>
    <style:style style:name="P66" style:family="paragraph" style:parent-style-name="Standard">
      <style:text-properties officeooo:paragraph-rsid="001f924f"/>
    </style:style>
    <style:style style:name="P67" style:family="paragraph" style:parent-style-name="Standard">
      <style:text-properties officeooo:paragraph-rsid="00211dd7"/>
    </style:style>
    <style:style style:name="P68" style:family="paragraph" style:parent-style-name="Standard">
      <style:paragraph-properties fo:text-align="start" style:justify-single-word="false">
        <style:tab-stops/>
      </style:paragraph-properties>
      <style:text-properties fo:font-style="italic" style:text-underline-style="solid" style:text-underline-width="auto" style:text-underline-color="font-color" fo:font-weight="bold" officeooo:paragraph-rsid="00239013" style:font-style-asian="italic" style:font-weight-asian="bold"/>
    </style:style>
    <style:style style:name="P69" style:family="paragraph" style:parent-style-name="Standard">
      <style:paragraph-properties fo:text-align="center" style:justify-single-word="false"/>
      <style:text-properties fo:font-style="italic" style:text-underline-style="solid" style:text-underline-width="auto" style:text-underline-color="font-color" fo:font-weight="bold" officeooo:paragraph-rsid="00239013" style:font-style-asian="italic" style:font-weight-asian="bold"/>
    </style:style>
    <style:style style:name="P70" style:family="paragraph" style:parent-style-name="Standard">
      <style:paragraph-properties fo:orphans="0" fo:widows="0"/>
      <style:text-properties style:font-name="Times New Roman1" fo:font-size="12pt" fo:language="es" fo:country="ES" officeooo:paragraph-rsid="00239013" style:font-size-asian="12pt"/>
    </style:style>
    <style:style style:name="P71" style:family="paragraph" style:parent-style-name="Standard">
      <style:paragraph-properties fo:orphans="0" fo:widows="0"/>
      <style:text-properties style:font-name="Times New Roman1" fo:font-size="12pt" fo:language="es" fo:country="ES" style:text-underline-style="none" officeooo:paragraph-rsid="00239013" style:font-size-asian="12pt"/>
    </style:style>
    <style:style style:name="P72" style:family="paragraph" style:parent-style-name="Standard">
      <style:paragraph-properties fo:orphans="0" fo:widows="0"/>
      <style:text-properties officeooo:paragraph-rsid="00239013"/>
    </style:style>
    <style:style style:name="P73" style:family="paragraph" style:parent-style-name="Standard">
      <style:text-properties officeooo:paragraph-rsid="00239013"/>
    </style:style>
    <style:style style:name="P74" style:family="paragraph" style:parent-style-name="Standard">
      <style:paragraph-properties fo:margin-top="0cm" fo:margin-bottom="0.494cm" loext:contextual-spacing="false"/>
      <style:text-properties style:font-name="Times New Roman" officeooo:paragraph-rsid="001b6f6f" style:font-name-asian="Wingdings" style:font-name-complex="Times New Roman"/>
    </style:style>
    <style:style style:name="P75" style:family="paragraph" style:parent-style-name="Standard">
      <style:paragraph-properties fo:margin-left="0cm" fo:margin-right="0cm" fo:text-indent="1.249cm" style:auto-text-indent="false"/>
      <style:text-properties style:font-name="Times New Roman" officeooo:paragraph-rsid="001b6f6f" style:font-name-asian="Wingdings" style:font-name-complex="Times New Roman"/>
    </style:style>
    <style:style style:name="P76" style:family="paragraph" style:parent-style-name="Standard">
      <style:paragraph-properties fo:margin-left="0cm" fo:margin-right="0cm" fo:text-indent="1.249cm" style:auto-text-indent="false"/>
      <style:text-properties officeooo:paragraph-rsid="001b6f6f"/>
    </style:style>
    <style:style style:name="P77" style:family="paragraph" style:parent-style-name="Standard">
      <style:paragraph-properties fo:margin-left="3.752cm" fo:margin-right="0cm" fo:text-indent="0cm" style:auto-text-indent="false"/>
      <style:text-properties style:font-name="Times New Roman" officeooo:paragraph-rsid="001dc4f0" style:font-name-asian="Wingdings" style:font-name-complex="Times New Roman"/>
    </style:style>
    <style:style style:name="P78" style:family="paragraph" style:parent-style-name="Standard">
      <style:paragraph-properties fo:margin-left="0cm" fo:margin-right="0cm" fo:text-indent="1.221cm" style:auto-text-indent="false"/>
      <style:text-properties officeooo:paragraph-rsid="001dc4f0" style:font-name-asian="Wingdings"/>
    </style:style>
    <style:style style:name="P79" style:family="paragraph" style:parent-style-name="Standard">
      <style:paragraph-properties fo:margin-left="1.221cm" fo:margin-right="0cm" fo:text-indent="0cm" style:auto-text-indent="false"/>
      <style:text-properties officeooo:paragraph-rsid="001dc4f0" style:font-name-asian="Wingdings"/>
    </style:style>
    <style:style style:name="P80" style:family="paragraph" style:parent-style-name="Standard">
      <style:paragraph-properties fo:margin-left="1.221cm" fo:margin-right="0cm" fo:text-indent="0cm" style:auto-text-indent="false"/>
      <style:text-properties style:font-name="Times New Roman" officeooo:paragraph-rsid="001dc4f0" style:font-name-asian="Wingdings" style:font-name-complex="Times New Roman"/>
    </style:style>
    <style:style style:name="P81" style:family="paragraph" style:parent-style-name="Standard">
      <style:paragraph-properties fo:margin-left="1.221cm" fo:margin-right="0cm" fo:text-indent="0cm" style:auto-text-indent="false"/>
      <style:text-properties officeooo:paragraph-rsid="001dc4f0"/>
    </style:style>
    <style:style style:name="P82" style:family="paragraph" style:parent-style-name="Text_20_body">
      <style:paragraph-properties fo:margin-left="1.221cm" fo:margin-right="0cm" fo:text-indent="0cm" style:auto-text-indent="false"/>
      <style:text-properties officeooo:paragraph-rsid="001dc4f0"/>
    </style:style>
    <style:style style:name="P83" style:family="paragraph" style:parent-style-name="Standard">
      <style:paragraph-properties fo:margin-top="0.494cm" fo:margin-bottom="0.494cm" loext:contextual-spacing="false"/>
      <style:text-properties fo:color="#000000" fo:font-size="14pt" style:text-underline-style="solid" style:text-underline-width="auto" style:text-underline-color="font-color" fo:font-weight="bold" officeooo:rsid="001dc4f0" officeooo:paragraph-rsid="001dc4f0" style:font-size-asian="14pt" style:font-weight-asian="bold" style:font-size-complex="14pt" style:font-weight-complex="bold"/>
    </style:style>
    <style:style style:name="P84" style:family="paragraph" style:parent-style-name="Standard">
      <style:paragraph-properties fo:margin-top="0.494cm" fo:margin-bottom="0.494cm" loext:contextual-spacing="false" fo:text-align="justify" style:justify-single-word="false"/>
      <style:text-properties style:text-underline-style="solid" style:text-underline-width="auto" style:text-underline-color="font-color" officeooo:paragraph-rsid="001dc4f0"/>
    </style:style>
    <style:style style:name="P85" style:family="paragraph" style:parent-style-name="Standard">
      <style:paragraph-properties fo:margin-left="0.25cm" fo:margin-right="0cm" fo:margin-top="0.494cm" fo:margin-bottom="0.494cm" loext:contextual-spacing="false" fo:text-indent="0cm" style:auto-text-indent="false"/>
      <style:text-properties officeooo:paragraph-rsid="001dc4f0"/>
    </style:style>
    <style:style style:name="P86" style:family="paragraph" style:parent-style-name="Standard">
      <style:paragraph-properties fo:margin-left="0.25cm" fo:margin-right="0cm" fo:margin-top="0.494cm" fo:margin-bottom="0.494cm" loext:contextual-spacing="false" fo:text-indent="0cm" style:auto-text-indent="false"/>
      <style:text-properties officeooo:rsid="001dc4f0" officeooo:paragraph-rsid="001dc4f0"/>
    </style:style>
    <style:style style:name="P87" style:family="paragraph" style:parent-style-name="Standard">
      <style:paragraph-properties fo:margin-left="3.747cm" fo:margin-right="0cm" fo:text-indent="0cm" style:auto-text-indent="false"/>
      <style:text-properties officeooo:paragraph-rsid="001dc4f0"/>
    </style:style>
    <style:style style:name="P88" style:family="paragraph" style:parent-style-name="Standard">
      <style:paragraph-properties fo:margin-left="2.487cm" fo:margin-right="0cm" fo:text-indent="0cm" style:auto-text-indent="false"/>
      <style:text-properties officeooo:paragraph-rsid="001dc4f0" style:font-name-asian="Wingdings" style:font-name-complex="Wingdings"/>
    </style:style>
    <style:style style:name="P89" style:family="paragraph" style:parent-style-name="Text_20_body">
      <style:text-properties fo:font-variant="normal" fo:text-transform="none" fo:color="#333333" style:font-name="Liberation Serif" fo:font-size="9pt" fo:letter-spacing="normal" fo:language="en" fo:country="US" fo:font-style="normal" fo:font-weight="normal" officeooo:paragraph-rsid="001dc4f0" style:font-name-asian="Wingdings" style:font-name-complex="Wingdings"/>
    </style:style>
    <style:style style:name="P90" style:family="paragraph" style:parent-style-name="Text_20_body">
      <style:paragraph-properties fo:margin-left="0cm" fo:margin-right="0cm" fo:margin-top="0cm" fo:margin-bottom="0cm" loext:contextual-spacing="false" style:line-height-at-least="0.476cm" fo:widows="1" fo:text-indent="0cm" style:auto-text-indent="false" fo:padding="0cm" fo:border="none"/>
      <style:text-properties fo:font-variant="normal" fo:text-transform="none" fo:color="#333333" style:font-name="Liberation Serif" fo:font-size="9pt" fo:letter-spacing="normal" fo:font-style="normal" fo:font-weight="normal"/>
    </style:style>
    <style:style style:name="P91" style:family="paragraph" style:parent-style-name="Preformatted_20_Text">
      <style:paragraph-properties fo:margin-left="0cm" fo:margin-right="0cm" fo:margin-top="0cm" fo:margin-bottom="0cm" loext:contextual-spacing="false" fo:widows="1" fo:text-indent="0cm" style:auto-text-indent="false" fo:padding="0cm" fo:border="none"/>
      <style:text-properties fo:font-variant="normal" fo:text-transform="none" fo:color="#333333" style:font-name="Liberation Serif" fo:letter-spacing="normal" fo:font-style="normal" fo:font-weight="normal"/>
    </style:style>
    <style:style style:name="P92" style:family="paragraph" style:parent-style-name="Preformatted_20_Text">
      <style:paragraph-properties fo:text-align="justify" style:justify-single-word="false"/>
      <style:text-properties fo:font-variant="normal" fo:text-transform="none" fo:color="#0f0f0f" style:font-name="Times New Roman" fo:letter-spacing="normal" fo:font-weight="normal" officeooo:rsid="001dc4f0" officeooo:paragraph-rsid="001dc4f0" style:font-name-asian="Wingdings" style:font-weight-asian="normal" style:font-name-complex="Times New Roman" style:font-weight-complex="normal"/>
    </style:style>
    <style:style style:name="P93" style:family="paragraph" style:parent-style-name="Preformatted_20_Text">
      <style:paragraph-properties fo:margin-left="0.106cm" fo:margin-right="0.106cm" fo:margin-top="0.106cm" fo:margin-bottom="0.106cm" loext:contextual-spacing="false" fo:widows="1" fo:text-indent="0cm" style:auto-text-indent="false" fo:padding="0.106cm" fo:border="0.06pt solid #c4c4c4"/>
      <style:text-properties fo:font-variant="normal" fo:text-transform="none" fo:color="#0f0f0f" fo:letter-spacing="normal"/>
    </style:style>
    <style:style style:name="P94" style:family="paragraph" style:parent-style-name="Normal_20__28_Web_29_">
      <style:paragraph-properties fo:text-align="justify" style:justify-single-word="false"/>
      <style:text-properties officeooo:paragraph-rsid="001dc4f0"/>
    </style:style>
    <style:style style:name="P95" style:family="paragraph" style:parent-style-name="Standard">
      <loext:graphic-properties draw:fill="none"/>
      <style:paragraph-properties fo:margin-left="0.6cm" fo:margin-right="0cm" fo:margin-top="0cm" fo:margin-bottom="0cm" loext:contextual-spacing="false" fo:text-indent="0cm" style:auto-text-indent="false" fo:background-color="transparent">
        <style:tab-stops>
          <style:tab-stop style:position="0.392cm"/>
        </style:tab-stops>
      </style:paragraph-properties>
      <style:text-properties style:font-name="Calibri" fo:font-size="11pt" fo:font-weight="normal" officeooo:rsid="0018998d" officeooo:paragraph-rsid="00246932" style:font-size-asian="11pt" style:font-weight-asian="normal" style:font-name-complex="Times New Roman" style:font-size-complex="11pt" style:font-weight-complex="normal"/>
    </style:style>
    <style:style style:name="P96"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text-properties style:font-name="Calibri" fo:font-size="11pt" fo:font-weight="normal" officeooo:rsid="0018998d" officeooo:paragraph-rsid="00246932" style:font-size-asian="11pt" style:font-weight-asian="normal" style:font-name-complex="Times New Roman" style:font-size-complex="11pt" style:font-weight-complex="normal"/>
    </style:style>
    <style:style style:name="P97" style:family="paragraph" style:parent-style-name="Standard" style:master-page-name="">
      <loext:graphic-properties draw:fill="none"/>
      <style:paragraph-properties fo:margin-left="0.199cm" fo:margin-right="0cm" fo:margin-top="0cm" fo:margin-bottom="0cm" loext:contextual-spacing="false" fo:text-indent="0cm" style:auto-text-indent="false" style:page-number="auto" fo:background-color="transparent"/>
      <style:text-properties style:font-name="Calibri" fo:font-size="11pt" fo:font-weight="normal" officeooo:rsid="0018998d" officeooo:paragraph-rsid="00246932" style:font-size-asian="11pt" style:font-weight-asian="normal" style:font-name-complex="Times New Roman" style:font-size-complex="11pt" style:font-weight-complex="normal"/>
    </style:style>
    <style:style style:name="P98" style:family="paragraph" style:parent-style-name="Standard" style:list-style-name="WW8Num1">
      <style:paragraph-properties fo:orphans="2" fo:widows="2">
        <style:tab-stops>
          <style:tab-stop style:position="1.27cm"/>
        </style:tab-stops>
      </style:paragraph-properties>
      <style:text-properties style:font-name="Times New Roman" officeooo:paragraph-rsid="001b6f6f" style:font-name-complex="Times New Roman"/>
    </style:style>
    <style:style style:name="P99" style:family="paragraph" style:parent-style-name="Standard" style:list-style-name="WW8Num2">
      <style:paragraph-properties fo:orphans="2" fo:widows="2">
        <style:tab-stops>
          <style:tab-stop style:position="1.27cm"/>
        </style:tab-stops>
      </style:paragraph-properties>
      <style:text-properties style:font-name="Times New Roman" officeooo:paragraph-rsid="001b6f6f" style:font-name-complex="Times New Roman"/>
    </style:style>
    <style:style style:name="P100" style:family="paragraph" style:parent-style-name="Standard">
      <style:text-properties style:font-name="Times New Roman" officeooo:paragraph-rsid="00239013" style:font-name-asian="Wingdings" style:font-name-complex="Times New Roman"/>
    </style:style>
    <style:style style:name="P101" style:family="paragraph" style:parent-style-name="Standard" style:list-style-name="WW8Num6">
      <style:paragraph-properties fo:orphans="2" fo:widows="2" fo:hyphenation-ladder-count="no-limit"/>
      <style:text-properties officeooo:paragraph-rsid="001dc4f0" style:font-name-asian="Wingdings" style:font-name-complex="Wingdings" fo:hyphenate="true" fo:hyphenation-remain-char-count="2" fo:hyphenation-push-char-count="2"/>
    </style:style>
    <style:style style:name="P102" style:family="paragraph" style:parent-style-name="Standard" style:list-style-name="WW8Num7">
      <style:paragraph-properties fo:orphans="2" fo:widows="2" fo:hyphenation-ladder-count="no-limit"/>
      <style:text-properties officeooo:paragraph-rsid="001dc4f0" style:font-name-asian="Wingdings" style:font-name-complex="Wingdings" fo:hyphenate="true" fo:hyphenation-remain-char-count="2" fo:hyphenation-push-char-count="2"/>
    </style:style>
    <style:style style:name="P103" style:family="paragraph" style:parent-style-name="Standard">
      <style:text-properties style:font-name="Arial" fo:font-size="11pt" fo:font-weight="bold" officeooo:rsid="001f924f" officeooo:paragraph-rsid="001dc4f0" style:font-size-asian="11pt" style:font-weight-asian="bold" style:font-name-complex="Arial" style:font-size-complex="11pt"/>
    </style:style>
    <style:style style:name="P104" style:family="paragraph" style:parent-style-name="Standard">
      <style:text-properties fo:color="#579d1c" style:font-name="Arial" fo:font-size="11pt" fo:font-weight="bold" officeooo:paragraph-rsid="00239013" style:font-name-asian="Wingdings" style:font-size-asian="11pt" style:font-weight-asian="bold" style:font-name-complex="Arial" style:font-size-complex="11pt" style:font-weight-complex="bold"/>
    </style:style>
    <style:style style:name="P105" style:family="paragraph" style:parent-style-name="Standard" style:list-style-name="WW8Num17">
      <style:paragraph-properties fo:margin-top="0cm" fo:margin-bottom="0cm" loext:contextual-spacing="false"/>
      <style:text-properties style:font-name="Calibri" officeooo:paragraph-rsid="001b6f6f" style:font-name-asian="Arial" style:font-name-complex="Arial"/>
    </style:style>
    <style:style style:name="P106" style:family="paragraph" style:parent-style-name="Standard" style:list-style-name="WW8Num17">
      <style:paragraph-properties fo:margin-top="0cm" fo:margin-bottom="0cm" loext:contextual-spacing="false"/>
      <style:text-properties style:font-name="Calibri" officeooo:paragraph-rsid="001a6117" style:font-name-complex="Arial"/>
    </style:style>
    <style:style style:name="P107" style:family="paragraph" style:parent-style-name="Standard" style:list-style-name="L2">
      <style:paragraph-properties fo:margin-top="0cm" fo:margin-bottom="0cm" loext:contextual-spacing="false"/>
      <style:text-properties style:font-name="Calibri" fo:font-size="11pt" style:text-underline-style="solid" style:text-underline-width="auto" style:text-underline-color="font-color" fo:font-weight="normal" officeooo:rsid="0018998d" officeooo:paragraph-rsid="00246932" style:font-size-asian="11pt" style:font-weight-asian="normal" style:font-name-complex="Times New Roman" style:font-size-complex="11pt" style:font-weight-complex="normal"/>
    </style:style>
    <style:style style:name="P108" style:family="paragraph" style:parent-style-name="Standard">
      <style:paragraph-properties fo:margin-top="0cm" fo:margin-bottom="0cm" loext:contextual-spacing="false"/>
      <style:text-properties style:font-name="Times New Roman" fo:font-size="11pt" fo:font-weight="normal" officeooo:rsid="0018998d" officeooo:paragraph-rsid="00246932" style:font-name-asian="Wingdings" style:font-size-asian="11pt" style:font-weight-asian="normal" style:font-name-complex="Times New Roman" style:font-size-complex="11pt" style:font-weight-complex="normal"/>
    </style:style>
    <style:style style:name="P109" style:family="paragraph" style:parent-style-name="Standard">
      <style:paragraph-properties fo:margin-top="0cm" fo:margin-bottom="0cm" loext:contextual-spacing="false"/>
      <style:text-properties style:font-name="Times New Roman" fo:font-size="11pt" fo:font-weight="normal" officeooo:rsid="00246932" officeooo:paragraph-rsid="00246932" style:font-name-asian="Wingdings" style:font-size-asian="11pt" style:font-weight-asian="normal" style:font-name-complex="Times New Roman" style:font-size-complex="11pt" style:font-weight-complex="normal"/>
    </style:style>
    <style:style style:name="P110" style:family="paragraph" style:parent-style-name="Standard" style:list-style-name="WW8Num8">
      <style:paragraph-properties fo:margin-top="0cm" fo:margin-bottom="0cm" loext:contextual-spacing="false" fo:text-align="justify" style:justify-single-word="false" fo:orphans="2" fo:widows="2" fo:hyphenation-ladder-count="no-limit"/>
      <style:text-properties officeooo:paragraph-rsid="001dc4f0" fo:hyphenate="true" fo:hyphenation-remain-char-count="2" fo:hyphenation-push-char-count="2"/>
    </style:style>
    <style:style style:name="P111" style:family="paragraph" style:parent-style-name="Standard" style:list-style-name="WW8Num17">
      <style:paragraph-properties fo:margin-top="0cm" fo:margin-bottom="0.494cm" loext:contextual-spacing="false"/>
      <style:text-properties style:font-name="Calibri" officeooo:paragraph-rsid="001a6117" style:font-name-complex="Arial"/>
    </style:style>
    <style:style style:name="P112" style:family="paragraph" style:parent-style-name="Standard" style:list-style-name="WW8Num8">
      <style:paragraph-properties fo:margin-top="0cm" fo:margin-bottom="0.494cm" loext:contextual-spacing="false" fo:text-align="justify" style:justify-single-word="false" fo:orphans="2" fo:widows="2" fo:hyphenation-ladder-count="no-limit"/>
      <style:text-properties officeooo:paragraph-rsid="001dc4f0" fo:hyphenate="true" fo:hyphenation-remain-char-count="2" fo:hyphenation-push-char-count="2"/>
    </style:style>
    <style:style style:name="P113" style:family="paragraph" style:parent-style-name="Standard" style:list-style-name="WW8Num8">
      <style:paragraph-properties fo:margin-left="0.953cm" fo:margin-right="0cm" fo:text-align="justify" style:justify-single-word="false" fo:orphans="2" fo:widows="2" fo:hyphenation-ladder-count="no-limit" fo:text-indent="0cm" style:auto-text-indent="false">
        <style:tab-stops>
          <style:tab-stop style:position="1.588cm"/>
        </style:tab-stops>
      </style:paragraph-properties>
      <style:text-properties officeooo:paragraph-rsid="001b6f6f" fo:hyphenate="true" fo:hyphenation-remain-char-count="2" fo:hyphenation-push-char-count="2"/>
    </style:style>
    <style:style style:name="P114" style:family="paragraph" style:parent-style-name="Standard" style:list-style-name="WW8Num3">
      <style:paragraph-properties fo:margin-left="0.25cm" fo:margin-right="0cm" fo:text-indent="-0.27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15" style:family="paragraph" style:parent-style-name="Standard" style:list-style-name="WW8Num3">
      <style:paragraph-properties fo:margin-left="0cm" fo:margin-right="0cm" fo:text-indent="-0.27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16" style:family="paragraph" style:parent-style-name="Standard" style:list-style-name="WW8Num3">
      <style:paragraph-properties fo:margin-left="0cm" fo:margin-right="0cm" fo:text-indent="-0.25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17" style:family="paragraph" style:parent-style-name="Standard" style:list-style-name="WW8Num3">
      <style:paragraph-properties fo:margin-left="0.25cm" fo:margin-right="0cm" fo:text-indent="-0.501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18" style:family="paragraph" style:parent-style-name="Standard" style:list-style-name="WW8Num3">
      <style:paragraph-properties fo:margin-left="0.25cm" fo:margin-right="0cm" fo:text-indent="-0.635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19" style:family="paragraph" style:parent-style-name="Standard" style:list-style-name="WW8Num3">
      <style:paragraph-properties fo:margin-left="-0.25cm" fo:margin-right="0cm" fo:text-indent="-0.134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20" style:family="paragraph" style:parent-style-name="Standard" style:list-style-name="WW8Num3">
      <style:paragraph-properties fo:margin-left="0cm" fo:margin-right="0cm" fo:text-indent="-0.635cm" style:auto-text-indent="false"/>
      <style:text-properties style:font-name="Times New Roman" style:text-underline-style="solid" style:text-underline-width="auto" style:text-underline-color="font-color" officeooo:paragraph-rsid="001b6f6f" style:font-name-asian="Wingdings" style:font-name-complex="Times New Roman"/>
    </style:style>
    <style:style style:name="P121" style:family="paragraph" style:parent-style-name="Standard" style:list-style-name="WW8Num3">
      <style:paragraph-properties fo:margin-left="0cm" fo:margin-right="0cm" fo:text-indent="-0.635cm" style:auto-text-indent="false"/>
      <style:text-properties officeooo:paragraph-rsid="001b6f6f" style:font-name-asian="Wingdings"/>
    </style:style>
    <style:style style:name="P122" style:family="paragraph" style:parent-style-name="Standard">
      <style:paragraph-properties fo:margin-left="1.221cm" fo:margin-right="0cm" fo:text-indent="0cm" style:auto-text-indent="false"/>
      <style:text-properties style:font-name="Times New Roman" officeooo:paragraph-rsid="001dc4f0" style:font-name-asian="Wingdings" style:font-name-complex="Times New Roman"/>
    </style:style>
    <style:style style:name="P123" style:family="paragraph" style:parent-style-name="Standard">
      <style:paragraph-properties fo:margin-left="1.221cm" fo:margin-right="0cm" fo:margin-top="0cm" fo:margin-bottom="0cm" loext:contextual-spacing="false" fo:text-indent="0cm" style:auto-text-indent="false"/>
      <style:text-properties style:font-name="Times New Roman" fo:font-size="11pt" fo:font-weight="normal" officeooo:rsid="0018998d" officeooo:paragraph-rsid="00246932" style:font-name-asian="Wingdings" style:font-size-asian="11pt" style:font-weight-asian="normal" style:font-name-complex="Times New Roman" style:font-size-complex="11pt" style:font-weight-complex="normal"/>
    </style:style>
    <style:style style:name="P124" style:family="paragraph" style:parent-style-name="Standard" style:list-style-name="L1" style:master-page-name="">
      <loext:graphic-properties draw:fill="none"/>
      <style:paragraph-properties fo:margin-left="0.6cm" fo:margin-right="0cm" fo:margin-top="0cm" fo:margin-bottom="0cm" loext:contextual-spacing="false" fo:text-indent="0cm" style:auto-text-indent="false" style:page-number="auto" fo:background-color="transparent">
        <style:tab-stops>
          <style:tab-stop style:position="0.392cm"/>
        </style:tab-stops>
      </style:paragraph-properties>
      <style:text-properties officeooo:paragraph-rsid="00246932"/>
    </style:style>
    <style:style style:name="P125" style:family="paragraph" style:parent-style-name="Standard" style:list-style-name="WW8Num13">
      <style:paragraph-properties fo:margin-left="0.501cm" fo:margin-right="0cm" fo:margin-top="0cm" fo:margin-bottom="0.353cm" loext:contextual-spacing="false" fo:line-height="115%" fo:orphans="2" fo:widows="2" fo:hyphenation-ladder-count="no-limit" fo:text-indent="0cm" style:auto-text-indent="false"/>
      <style:text-properties officeooo:paragraph-rsid="001dc4f0" fo:hyphenate="true" fo:hyphenation-remain-char-count="2" fo:hyphenation-push-char-count="2"/>
    </style:style>
    <style:style style:name="P126" style:family="paragraph" style:parent-style-name="Text_20_body">
      <style:paragraph-properties fo:margin-left="0cm" fo:margin-right="0cm" fo:margin-top="0cm" fo:margin-bottom="0cm" loext:contextual-spacing="false" style:line-height-at-least="0.476cm" fo:widows="1" fo:text-indent="0cm" style:auto-text-indent="false" fo:padding="0cm" fo:border="none"/>
      <style:text-properties fo:font-variant="normal" fo:text-transform="none" fo:color="#333333" style:font-name="Liberation Serif" fo:font-size="9pt" fo:letter-spacing="normal" fo:font-style="normal" fo:font-weight="normal"/>
    </style:style>
    <style:style style:name="P127" style:family="paragraph">
      <loext:graphic-properties draw:fill="none" draw:fill-color="#ffffff"/>
      <style:paragraph-properties fo:text-align="center" style:writing-mode="lr-tb"/>
    </style:style>
    <style:style style:name="T1" style:family="text">
      <style:text-properties fo:font-size="14pt" style:font-size-asian="14pt" style:font-name-complex="Arial" style:font-size-complex="14pt"/>
    </style:style>
    <style:style style:name="T2" style:family="text">
      <style:text-properties fo:font-size="14pt" officeooo:rsid="00284ac5" style:font-size-asian="14pt" style:font-name-complex="Arial" style:font-size-complex="14pt"/>
    </style:style>
    <style:style style:name="T3" style:family="text">
      <style:text-properties style:font-name-complex="Arial"/>
    </style:style>
    <style:style style:name="T4" style:family="text">
      <style:text-properties officeooo:rsid="001a6117" style:font-name-complex="Arial"/>
    </style:style>
    <style:style style:name="T5" style:family="text">
      <style:text-properties officeooo:rsid="001b6f6f" style:font-name-complex="Arial"/>
    </style:style>
    <style:style style:name="T6" style:family="text">
      <style:text-properties style:font-name-asian="Arial"/>
    </style:style>
    <style:style style:name="T7" style:family="text">
      <style:text-properties style:font-name="Times New Roman" fo:font-weight="bold" style:font-weight-asian="bold" style:font-name-complex="Times New Roman"/>
    </style:style>
    <style:style style:name="T8" style:family="text">
      <style:text-properties style:font-name="Times New Roman" fo:font-weight="bold" style:font-weight-asian="bold" style:font-name-complex="Times New Roman" style:font-weight-complex="bold"/>
    </style:style>
    <style:style style:name="T9" style:family="text">
      <style:text-properties style:font-name="Times New Roman" fo:font-weight="bold" style:font-name-asian="Wingdings" style:font-weight-asian="bold" style:font-name-complex="Times New Roman"/>
    </style:style>
    <style:style style:name="T10" style:family="text">
      <style:text-properties style:font-name="Times New Roman" style:font-name-complex="Times New Roman"/>
    </style:style>
    <style:style style:name="T11" style:family="text">
      <style:text-properties style:font-name="Times New Roman" officeooo:rsid="001dc4f0" style:font-name-complex="Times New Roman"/>
    </style:style>
    <style:style style:name="T12" style:family="text">
      <style:text-properties style:font-name="Times New Roman" style:text-underline-style="solid" style:text-underline-width="auto" style:text-underline-color="font-color" fo:font-weight="bold" style:font-weight-asian="bold" style:font-name-complex="Times New Roman"/>
    </style:style>
    <style:style style:name="T13" style:family="text">
      <style:text-properties style:font-name="Times New Roman" style:text-underline-style="solid" style:text-underline-width="auto" style:text-underline-color="font-color" style:font-name-complex="Times New Roman"/>
    </style:style>
    <style:style style:name="T14" style:family="text">
      <style:text-properties style:font-name="Times New Roman" style:text-underline-style="solid" style:text-underline-width="auto" style:text-underline-color="font-color" officeooo:rsid="001dc4f0" style:font-name-complex="Times New Roman"/>
    </style:style>
    <style:style style:name="T15" style:family="text">
      <style:text-properties style:font-name="Times New Roman" style:font-name-asian="Wingdings" style:font-name-complex="Times New Roman"/>
    </style:style>
    <style:style style:name="T16" style:family="text">
      <style:text-properties style:font-name="Times New Roman" style:font-name-asian="Times New Roman" style:font-name-complex="Times New Roman"/>
    </style:style>
    <style:style style:name="T17" style:family="text">
      <style:text-properties style:font-name="Times New Roman" fo:language="en" fo:country="US" style:font-name-complex="Times New Roman"/>
    </style:style>
    <style:style style:name="T18" style:family="text">
      <style:text-properties style:font-name="Times New Roman" fo:language="en" fo:country="US" style:text-underline-style="solid" style:text-underline-width="auto" style:text-underline-color="font-color" style:font-name-complex="Times New Roman"/>
    </style:style>
    <style:style style:name="T19" style:family="text">
      <style:text-properties style:font-name="Times New Roman" fo:font-size="12pt" style:font-name-asian="Calibri" style:font-size-asian="12pt" style:font-name-complex="Times New Roman" style:font-size-complex="12pt"/>
    </style:style>
    <style:style style:name="T20" style:family="text">
      <style:text-properties style:font-name-asian="Times New Roman"/>
    </style:style>
    <style:style style:name="T21" style:family="text">
      <style:text-properties fo:color="#444444" style:font-name="Times New Roman" style:text-underline-style="solid" style:text-underline-width="auto" style:text-underline-color="font-color" fo:font-weight="bold" style:font-weight-asian="bold" style:font-name-complex="Times New Roman"/>
    </style:style>
    <style:style style:name="T22" style:family="text">
      <style:text-properties style:font-name="Wingdings" fo:language="en" fo:country="GB" style:font-name-asian="Wingdings" style:font-name-complex="Wingdings"/>
    </style:style>
    <style:style style:name="T23" style:family="text">
      <style:text-properties style:font-name="Wingdings" style:font-name-asian="Wingdings" style:font-name-complex="Wingdings"/>
    </style:style>
    <style:style style:name="T24" style:family="text">
      <style:text-properties style:font-name="Wingdings" style:font-name-complex="Wingdings"/>
    </style:style>
    <style:style style:name="T25" style:family="text">
      <style:text-properties fo:color="#000000" style:font-name="Times New Roman" style:font-name-asian="Wingdings" style:font-name-complex="Times New Roman"/>
    </style:style>
    <style:style style:name="T26" style:family="text">
      <style:text-properties fo:color="#000000" style:font-name="Wingdings" style:font-name-asian="Wingdings" style:font-name-complex="Wingdings"/>
    </style:style>
    <style:style style:name="T27" style:family="text">
      <style:text-properties fo:color="#000000" fo:font-size="14pt" style:font-size-asian="14pt" style:font-size-complex="14pt"/>
    </style:style>
    <style:style style:name="T28" style:family="text">
      <style:text-properties fo:color="#000000" fo:font-size="14pt" style:font-name-asian="Wingdings" style:font-size-asian="14pt" style:font-name-complex="Wingdings" style:font-size-complex="14pt"/>
    </style:style>
    <style:style style:name="T29" style:family="text">
      <style:text-properties fo:color="#000000" officeooo:rsid="001dc4f0" style:font-name-asian="Wingdings" style:font-name-complex="Wingdings"/>
    </style:style>
    <style:style style:name="T30" style:family="text">
      <style:text-properties fo:color="#ff0000" style:font-name="Times New Roman" style:font-name-asian="Wingdings" style:font-name-complex="Times New Roman"/>
    </style:style>
    <style:style style:name="T31" style:family="text">
      <style:text-properties fo:color="#ff0000" style:font-name="Times New Roman" style:font-name-complex="Times New Roman"/>
    </style:style>
    <style:style style:name="T32" style:family="text">
      <style:text-properties officeooo:rsid="001b6f6f"/>
    </style:style>
    <style:style style:name="T33" style:family="text">
      <style:text-properties fo:font-weight="normal" style:font-weight-asian="normal" style:font-weight-complex="normal"/>
    </style:style>
    <style:style style:name="T34" style:family="text">
      <style:text-properties fo:font-weight="normal" officeooo:rsid="001b6f6f" style:font-weight-asian="normal" style:font-weight-complex="normal"/>
    </style:style>
    <style:style style:name="T35" style:family="text">
      <style:text-properties officeooo:rsid="001dc4f0"/>
    </style:style>
    <style:style style:name="T36" style:family="text">
      <style:text-properties fo:font-style="normal" style:font-style-asian="normal" style:font-style-complex="normal"/>
    </style:style>
    <style:style style:name="T37" style:family="text">
      <style:text-properties fo:font-style="normal" officeooo:rsid="00211dd7" style:font-style-asian="normal" style:font-style-complex="normal"/>
    </style:style>
    <style:style style:name="T38" style:family="text">
      <style:text-properties fo:font-style="normal" officeooo:rsid="0025cff3" style:font-style-asian="normal" style:font-style-complex="normal"/>
    </style:style>
    <style:style style:name="T39" style:family="text">
      <style:text-properties fo:font-style="normal" fo:font-weight="bold" officeooo:rsid="00211dd7" style:font-style-asian="normal" style:font-weight-asian="bold" style:font-style-complex="normal" style:font-weight-complex="bold"/>
    </style:style>
    <style:style style:name="T40" style:family="text">
      <style:text-properties fo:font-style="normal" fo:font-weight="bold" officeooo:rsid="00229bd4" style:font-style-asian="normal" style:font-weight-asian="bold" style:font-style-complex="normal" style:font-weight-complex="bold"/>
    </style:style>
    <style:style style:name="T41" style:family="text">
      <style:text-properties fo:font-size="6.75pt" fo:font-style="normal" fo:font-weight="normal"/>
    </style:style>
    <style:style style:name="T42" style:family="text">
      <style:text-properties style:font-name-asian="Wingdings"/>
    </style:style>
    <style:style style:name="T43" style:family="text">
      <style:text-properties style:font-name-asian="Wingdings" style:font-name-complex="Wingdings"/>
    </style:style>
    <style:style style:name="T44" style:family="text">
      <style:text-properties officeooo:rsid="001dc4f0" style:font-name-asian="Wingdings" style:font-name-complex="Wingdings"/>
    </style:style>
    <style:style style:name="T45" style:family="text">
      <style:text-properties fo:language="en" fo:country="US"/>
    </style:style>
    <style:style style:name="T46" style:family="text">
      <style:text-properties fo:color="#579d1c"/>
    </style:style>
    <style:style style:name="T47" style:family="text">
      <style:text-properties fo:color="#579d1c" fo:language="en" fo:country="US"/>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style:font-name-asian="Wingdings" style:font-weight-asian="bold" style:font-name-complex="Wingdings" style:font-weight-complex="bold"/>
    </style:style>
    <style:style style:name="T51" style:family="text">
      <style:text-properties style:font-name-asian="DejaVu Sans" style:font-name-complex="DejaVu Sans"/>
    </style:style>
    <style:style style:name="T52" style:family="text">
      <style:text-properties style:font-name="Arial" fo:font-size="11pt" fo:font-style="italic" fo:font-weight="bold" style:font-size-asian="11pt" style:font-style-asian="italic" style:font-weight-asian="bold" style:font-name-complex="Arial" style:font-size-complex="11pt" style:font-weight-complex="bold"/>
    </style:style>
    <style:style style:name="T53" style:family="text">
      <style:text-properties style:font-name="Arial" fo:font-size="11pt" fo:font-style="normal" fo:font-weight="bold" officeooo:rsid="00211dd7" style:font-size-asian="11pt" style:font-style-asian="normal" style:font-weight-asian="bold" style:font-name-complex="Arial" style:font-size-complex="11pt" style:font-style-complex="normal" style:font-weight-complex="bold"/>
    </style:style>
    <style:style style:name="T54" style:family="text">
      <style:text-properties style:font-name="Arial" fo:font-size="11pt" fo:language="es" fo:country="ES" style:font-size-asian="11pt" style:font-name-complex="Arial" style:font-size-complex="11pt"/>
    </style:style>
    <style:style style:name="T55" style:family="text">
      <style:text-properties style:font-name="Arial" fo:font-size="11pt" style:font-size-asian="11pt" style:font-name-complex="Arial" style:font-size-complex="11pt"/>
    </style:style>
    <style:style style:name="T56" style:family="text">
      <style:text-properties style:font-name="Arial" fo:font-size="11pt" officeooo:rsid="0008b161" style:font-size-asian="11pt" style:font-name-complex="Arial" style:font-size-complex="11pt"/>
    </style:style>
    <style:style style:name="T57" style:family="text">
      <style:text-properties style:font-name="Arial" fo:font-size="11pt" style:font-name-asian="Arial" style:font-size-asian="11pt" style:font-name-complex="Arial" style:font-size-complex="11pt"/>
    </style:style>
    <style:style style:name="T58" style:family="text">
      <style:text-properties style:font-name="Arial" fo:font-size="9pt" officeooo:rsid="001f924f" style:font-size-asian="9pt" style:font-size-complex="9pt"/>
    </style:style>
    <style:style style:name="T59" style:family="text">
      <style:text-properties style:font-name="Arial" fo:font-size="9pt" fo:font-weight="bold" officeooo:rsid="001f924f" style:font-size-asian="9pt" style:font-weight-asian="bold" style:font-size-complex="9pt" style:font-weight-complex="bold"/>
    </style:style>
    <style:style style:name="T60" style:family="text">
      <style:text-properties fo:font-variant="normal" fo:text-transform="none" fo:color="#333333" style:font-name="Arial1" fo:font-size="9pt" fo:letter-spacing="normal" fo:font-style="normal" fo:font-weight="normal"/>
    </style:style>
    <style:style style:name="T61" style:family="text">
      <style:text-properties fo:font-variant="normal" fo:text-transform="none" fo:color="#333333" style:font-name="Arial1" fo:font-size="9pt" fo:letter-spacing="normal" fo:font-style="normal" fo:font-weight="normal" officeooo:rsid="001f924f"/>
    </style:style>
    <style:style style:name="T62" style:family="text">
      <style:text-properties fo:font-variant="normal" fo:text-transform="none" fo:color="#333333" style:font-name="Arial1" fo:font-size="9pt" fo:letter-spacing="normal" fo:font-style="normal" fo:font-weight="normal" officeooo:rsid="001f924f" style:font-size-asian="9pt" style:font-size-complex="9pt"/>
    </style:style>
    <style:style style:name="T63" style:family="text">
      <style:text-properties officeooo:rsid="001f924f"/>
    </style:style>
    <style:style style:name="T64" style:family="text">
      <style:text-properties fo:font-style="italic" style:font-style-asian="italic"/>
    </style:style>
    <style:style style:name="T65" style:family="text">
      <style:text-properties officeooo:rsid="00229bd4"/>
    </style:style>
    <style:style style:name="T66" style:family="text">
      <style:text-properties officeooo:rsid="00239013"/>
    </style:style>
    <style:style style:name="T67" style:family="text">
      <style:text-properties officeooo:rsid="0008b161"/>
    </style:style>
    <style:style style:name="T68" style:family="text">
      <style:text-properties style:font-name="Times New Roman1" fo:font-size="12pt" fo:language="es" fo:country="ES" style:font-size-asian="12pt"/>
    </style:style>
    <style:style style:name="T69" style:family="text">
      <style:text-properties style:font-name="Times New Roman1" fo:font-size="12pt" fo:language="es" fo:country="ES" officeooo:rsid="0008b161" style:font-size-asian="12pt"/>
    </style:style>
    <style:style style:name="T70" style:family="text">
      <style:text-properties style:font-name="Times New Roman1" fo:font-size="12pt" fo:language="es" fo:country="ES" style:text-underline-style="solid" style:text-underline-width="auto" style:text-underline-color="font-color" style:font-size-asian="12pt"/>
    </style:style>
    <style:style style:name="T71" style:family="text">
      <style:text-properties style:font-name="Times New Roman1" fo:font-size="12pt" fo:language="es" fo:country="ES" style:text-underline-style="solid" style:text-underline-width="auto" style:text-underline-color="font-color" officeooo:rsid="0008b161" style:font-size-asian="12pt"/>
    </style:style>
    <style:style style:name="T72" style:family="text">
      <style:text-properties style:font-name="Times New Roman1" fo:font-size="12pt" fo:language="es" fo:country="ES" style:text-underline-style="none" style:font-size-asian="12pt"/>
    </style:style>
    <style:style style:name="T73" style:family="text">
      <style:text-properties style:font-name="Times New Roman1" fo:font-size="12pt" fo:language="es" fo:country="ES" style:text-underline-style="none" officeooo:rsid="0008b161" style:font-size-asian="12pt"/>
    </style:style>
    <style:style style:name="T74" style:family="text">
      <style:text-properties officeooo:rsid="00097a7d"/>
    </style:style>
    <style:style style:name="T75" style:family="text">
      <style:text-properties officeooo:rsid="000c06ea"/>
    </style:style>
    <style:style style:name="T76" style:family="text">
      <style:text-properties officeooo:rsid="0009886a"/>
    </style:style>
    <style:style style:name="T77" style:family="text">
      <style:text-properties officeooo:rsid="0020d64d"/>
    </style:style>
    <style:style style:name="T78" style:family="text">
      <style:text-properties officeooo:rsid="002371fb"/>
    </style:style>
    <style:style style:name="T79" style:family="text">
      <style:text-properties officeooo:rsid="0024152a"/>
    </style:style>
    <style:style style:name="T80" style:family="text">
      <style:text-properties officeooo:rsid="000ca25b"/>
    </style:style>
    <style:style style:name="T81" style:family="text">
      <style:text-properties officeooo:rsid="0023b920"/>
    </style:style>
    <style:style style:name="T82" style:family="text">
      <style:text-properties officeooo:rsid="001de202"/>
    </style:style>
    <style:style style:name="T83" style:family="text">
      <style:text-properties style:font-name="Calibri" fo:font-size="11pt" style:text-underline-style="solid" style:text-underline-width="auto" style:text-underline-color="font-color" fo:font-weight="normal" officeooo:rsid="0018998d" style:font-size-asian="11pt" style:font-weight-asian="normal" style:font-name-complex="Times New Roman" style:font-size-complex="11pt" style:font-weight-complex="normal"/>
    </style:style>
    <style:style style:name="T84" style:family="text">
      <style:text-properties style:font-name="Calibri" fo:font-size="11pt" fo:font-weight="normal" officeooo:rsid="0018998d" style:font-size-asian="11pt" style:font-weight-asian="normal" style:font-name-complex="Times New Roman" style:font-size-complex="11pt" style:font-weight-complex="normal"/>
    </style:style>
    <style:style style:name="T85" style:family="text">
      <style:text-properties officeooo:rsid="002469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idad </text:span><text:span text:style-name="T2">9</text:span><text:span text:style-name="T1"> Tareas básicas con Linux/GNU</text:span><text:span text:style-name="T3"> <text:s text:c="21"/></text:span></text:p>
      <text:p text:style-name="P1"><text:span text:style-name="T4"><text:tab/><text:tab/> <text:s text:c="3"/>-<text:tab/> <text:s text:c="3"/></text:span><text:span text:style-name="T5">Introducción</text:span></text:p>
      <text:list xml:id="list7469532056966029543" text:style-name="WW8Num17">
        <text:list-item>
          <text:p text:style-name="P105"><text:s/>Comandos de sistemas libres.</text:p>
        </text:list-item>
        <text:list-item>
          <text:p text:style-name="P105"><text:s/>Acceso a recursos. Permisos locales. </text:p>
        </text:list-item>
        <text:list-item>
          <text:p text:style-name="P106">Montaje y desmontaje de dispositivos en sistemas operativos</text:p>
        </text:list-item>
        <text:list-item>
          <text:p text:style-name="P111">Servicios y procesos.</text:p>
        </text:list-item>
      </text:list>
      <text:p text:style-name="P4">Linux Introducción</text:p>
      <text:p text:style-name="P4"/>
      <text:p text:style-name="P11">Linux está fundamentado en dos sistemas operativos que toma las siguientes propiedades de cada uno de ellos</text:p>
      <text:p text:style-name="P11">Unix(1965) de este sistema operativo toma el funcionamiento y características.</text:p>
      <text:p text:style-name="P11">Minix(1987) de este toma la estructura y el código del kernel.</text:p>
      <text:p text:style-name="P11"/>
      <text:p text:style-name="P11">Linux lo crea Linus Torvalds en 1991.</text:p>
      <text:p text:style-name="P11"/>
      <text:p text:style-name="P11">El proyecto GNU está formado por la comunidad de programadores que se une para la creación y desarrollo de aplicaciones que funcionen bajo el Kernel de Linux. Estas aplicaciones desarrolladas se distribuyen libremente, es lo que se denomina licencia GPL, donde lo único que exigen es mantener el copyright.</text:p>
      <text:p text:style-name="P11"/>
      <text:p text:style-name="P11">Todas las distribuciones tienen el mismo núcleo, lo que se modifica es el resto de las capas de sus sistemas operativos. Las distribuciones son:</text:p>
      <text:p text:style-name="P11">-Suse</text:p>
      <text:p text:style-name="P11">-Debian</text:p>
      <text:p text:style-name="P11"><text:tab/>Ubuntu</text:p>
      <text:p text:style-name="P11"><text:tab/>KUbuntu</text:p>
      <text:p text:style-name="P11">-RedHat</text:p>
      <text:p text:style-name="P11"><text:tab/>Mandrake</text:p>
      <text:p text:style-name="P11"><text:tab/>Mandriva</text:p>
      <text:p text:style-name="P11"/>
      <text:p text:style-name="P4">Características del Kernel</text:p>
      <text:p text:style-name="P4"/>
      <text:list xml:id="list8049455857996163717" text:style-name="WW8Num1">
        <text:list-item>
          <text:p text:style-name="P98">Su código es libre escrito en C ( el compilador que se utiliza es el GCC).</text:p>
        </text:list-item>
        <text:list-item>
          <text:p text:style-name="P98">Ejecutado en diferentes plataformas.</text:p>
        </text:list-item>
        <text:list-item>
          <text:p text:style-name="P98">Puede trabajar con arquitecturas de 32 y 64 bits.</text:p>
        </text:list-item>
        <text:list-item>
          <text:p text:style-name="P98">Permite servidores y estaciones de trabajo.</text:p>
        </text:list-item>
        <text:list-item>
          <text:p text:style-name="P98">Soporta el multi-proceso, es decir, controla la existencia de varios micros</text:p>
        </text:list-item>
        <text:list-item>
          <text:p text:style-name="P98">Multi-usuario.</text:p>
        </text:list-item>
        <text:list-item>
          <text:p text:style-name="P98">Multi-tarea.</text:p>
        </text:list-item>
        <text:list-item>
          <text:p text:style-name="P98">Gestión de memoria swapping.</text:p>
        </text:list-item>
        <text:list-item>
          <text:p text:style-name="P98">Es capaz de reconocer y manipular diferentes sistemas de archivos. Por ejemplo, el NTFS de Windows.</text:p>
        </text:list-item>
        <text:list-item>
          <text:p text:style-name="P98"><text:span text:style-name="T20"><text:s/></text:span>Trabaja con arquitectura TCP/IP.</text:p>
        </text:list-item>
        <text:list-item>
          <text:p text:style-name="P98"><text:span text:style-name="T20"><text:s/></text:span>El código está escrito bajo el estándar POSIX.</text:p>
        </text:list-item>
      </text:list>
      <text:p text:style-name="P11"/>
      <text:p text:style-name="P4">Estructura del sistema operativo</text:p>
      <text:p text:style-name="P4"/>
      <text:list xml:id="list3251098597949306510" text:style-name="WW8Num2">
        <text:list-item>
          <text:p text:style-name="P99">Núcleo</text:p>
        </text:list-item>
        <text:list-item>
          <text:p text:style-name="P99">Intérprete de comandos Shell</text:p>
        </text:list-item>
        <text:list-item>
          <text:p text:style-name="P99">Sistema de archivos</text:p>
        </text:list-item>
        <text:list-item>
          <text:p text:style-name="P99">Aplicaciones.</text:p>
        </text:list-item>
      </text:list>
      <text:p text:style-name="P4"><text:soft-page-break/>Núcleo o Kernel</text:p>
      <text:p text:style-name="P11">Está formado por un conjunto de rutinas que gestiona la memoria, el acceso a dispositivos, reparte el tiempo de la CPU y mantiene el sistema de archivos.</text:p>
      <text:p text:style-name="P4"/>
      <text:p text:style-name="P4">Intérprete de comandos Shell</text:p>
      <text:p text:style-name="P11">Recibe las órdenes por parte del usuario y la Shell es la encargada de traducir esas instrucciones e interactuar con el Kernel. La Shell tiene una doble función: la de interpretar y la de lenguaje de programación.</text:p>
      <text:p text:style-name="P4">Tipos de Shell</text:p>
      <text:list xml:id="list85241688836595" text:continue-numbering="true" text:style-name="WW8Num2">
        <text:list-item>
          <text:p text:style-name="P99">Bourne Shell. Se encuentra en /bin/sh</text:p>
        </text:list-item>
        <text:list-item>
          <text:p text:style-name="P99">CShell. Se encuentra en /bin/csh</text:p>
        </text:list-item>
        <text:list-item>
          <text:p text:style-name="P99">Bourne Agein Shell. Se encuentra en /bin/bash</text:p>
        </text:list-item>
        <text:list-item>
          <text:p text:style-name="P99">Korn Shell. Se encuentra en /bin/cts</text:p>
        </text:list-item>
      </text:list>
      <text:p text:style-name="P11"/>
      <text:p text:style-name="P4">Comandos</text:p>
      <text:p text:style-name="P40"><text:span text:style-name="T7">#chsh /bin/… <text:s text:c="2"/></text:span><text:span text:style-name="T10">Permite cambiar la shell que se va a utilizar.</text:span></text:p>
      <text:p text:style-name="P11"/>
      <text:p text:style-name="P4">Sistema de archivos</text:p>
      <text:p text:style-name="P11">Este sistema de archivos es de tipo jerárquico y entre las características que lo distingue del resto podemos nombrar la asignación de los sistemas de los dispositivos a ficheros.</text:p>
      <text:p text:style-name="P4">Aplicaciones</text:p>
      <text:p text:style-name="P11">Es el conjunto de aplicaciones que nos aporta cada distribución. Por ejemplo el VI o VIM (editor de texto).</text:p>
      <text:p text:style-name="P11"/>
      <text:p text:style-name="P4">Arquitectura del núcleo</text:p>
      <text:p text:style-name="P4"/>
      <text:p text:style-name="P11">Está basado en cumplir 4 objetivos:</text:p>
      <text:p text:style-name="P40"><text:span text:style-name="T10">1- </text:span><text:span text:style-name="T7">Claro:</text:span><text:span text:style-name="T10"> hace referencia a que se pueden realizar cambios. Para ello existen unas reglas de estilo que se encuentran en /vsr/src/Documentation/CodingStyle.</text:span></text:p>
      <text:p text:style-name="P40"><text:span text:style-name="T10">2- </text:span><text:span text:style-name="T7">Compatible:</text:span><text:span text:style-name="T10"> se dice que es compatible porque está diseñado bajo la norma POSIX. Esto significa que soporta ficheros programados en Java, ejecuta programas en DOS a través del emulador DOSEMU, con lo cual admite los comandos del DOS. Puede ejecutar aplicaciones tipo Windows a través del servicio SAMBA o WINE. Puede controlar los protocolos TCP/IP con los protocolos IPX (Novell). Soporta diferentes sistemas de archivos (EXT3,NTFS,FAT32…).</text:span></text:p>
      <text:p text:style-name="P40"><text:span text:style-name="T10">3- </text:span><text:span text:style-name="T7">Modular:</text:span><text:span text:style-name="T10"> permite integrar en el sistema varios sistemas de ficheros reales y mantiene un interfaz virtual que nos permite soportar los nuevos formatos de los ficheros ejecutables en Java.</text:span></text:p>
      <text:p text:style-name="P40"><text:span text:style-name="T10">4- </text:span><text:span text:style-name="T7">Portable: </text:span><text:span text:style-name="T10">Linux se puede llevar a diferentes hardware, ya que el núcleo es independiente de la plataforma donde se está ejecutando.</text:span></text:p>
      <text:p text:style-name="P11"/>
      <text:p text:style-name="P13">ESTRUCTURA DE ARCHIVOS Y DIRECTORIOS</text:p>
      <text:p text:style-name="P13"/>
      <text:p text:style-name="P10">Es de tipo jerárquico, parte del raíz (/), y a partir de ahí nace la jerarquía de directorios. La estructura de Linux al instalarlo en el disco duro es la siguiente:</text:p>
      <text:p text:style-name="P10"/>
      <text:p text:style-name="P21"><draw:line text:anchor-type="char" draw:z-index="0" draw:style-name="gr1" draw:text-style-name="P127" svg:x1="0cm" svg:y1="0.023cm" svg:x2="12.7cm" svg:y2="0.023cm"><text:p/></draw:line>/</text:p>
      <text:p text:style-name="P22">/boot<text:tab/><text:tab/>/bin<text:tab/><text:tab/>/dev<text:tab/><text:tab/>/etc<text:tab/><text:tab/>/home<text:tab/><text:tab/>/sbin …</text:p>
      <text:p text:style-name="P22"/>
      <text:list xml:id="list6953863605211749789" text:style-name="WW8Num8">
        <text:list-item>
          <text:p text:style-name="P113"><text:span text:style-name="T7">/boot: </text:span><text:span text:style-name="T10">Archivos esenciales para el arranque del sistema.</text:span></text:p>
        </text:list-item>
        <text:list-item>
          <text:p text:style-name="P113"><text:span text:style-name="T7">/bin:</text:span><text:span text:style-name="T10"> Aquí se encuentran los archivos que almacenan las órdenes principales de los comandos. Estos ficheros no van a ser imprescindibles para el arranque del sistema.</text:span></text:p>
        </text:list-item>
        <text:list-item>
          <text:p text:style-name="P113"><text:span text:style-name="T7">/dev: </text:span><text:span text:style-name="T10">Hace referencia a todos los ficheros que referencian los dispositivos del sistema así como sus drivers.</text:span></text:p>
        </text:list-item>
        <text:list-item>
          <text:p text:style-name="P113"><text:soft-page-break/><text:span text:style-name="T7">/etc: </text:span><text:span text:style-name="T10">Ahí se almacenan los ficheros de configuración. Son de tipo texto y no son compartibles. Por norma general va a estar protegido.</text:span></text:p>
        </text:list-item>
        <text:list-item>
          <text:p text:style-name="P113"><text:span text:style-name="T7">/home: </text:span><text:span text:style-name="T10">Directorio personal de los usuarios, habrán tantas ramas como usuarios hayan creados.</text:span></text:p>
        </text:list-item>
        <text:list-item>
          <text:p text:style-name="P113"><text:span text:style-name="T7">/sbin: </text:span><text:span text:style-name="T10">Esos son ficheros donde se quedan almacenadas las ordenes que nos van a permitir el arranque del sistema, solo suele ser ejecutable por parte del administrador.</text:span></text:p>
        </text:list-item>
        <text:list-item>
          <text:p text:style-name="P113"><text:span text:style-name="T7">/lib: </text:span><text:span text:style-name="T10">Aquí se almacenan las librerías del sistema y de los diferentes lenguajes.</text:span></text:p>
        </text:list-item>
        <text:list-item>
          <text:p text:style-name="P113"><text:span text:style-name="T7">/mnt: </text:span><text:span text:style-name="T10">Subdirectorio por defecto para realizar los puntos de montaje.</text:span></text:p>
        </text:list-item>
        <text:list-item>
          <text:p text:style-name="P113"><text:span text:style-name="T7">/root: </text:span><text:span text:style-name="T10">Es el usuario propio del Súper usuario o Administrador.</text:span></text:p>
        </text:list-item>
        <text:list-item>
          <text:p text:style-name="P113"><text:span text:style-name="T7">/tmp: </text:span><text:span text:style-name="T10">Todos los usuarios pueden lanzar ahí sus archivos temporales, pero a la hora de eliminar, cada uno únicamente puede eliminar sus ficheros.</text:span></text:p>
        </text:list-item>
        <text:list-item>
          <text:p text:style-name="P113"><text:span text:style-name="T7">/var: </text:span><text:span text:style-name="T10">Suele almacenar datos que modifica el sistema.</text:span></text:p>
        </text:list-item>
        <text:list-item>
          <text:p text:style-name="P113"><text:span text:style-name="T7">/usr: </text:span><text:span text:style-name="T10">Se suele asociar a dispositivos de almacenamiento diferentes al raíz, o que parten del raíz. Así mismo nos vamos a encontrar con que almacenan el entorno gráfico de Linux (xwindows).</text:span></text:p>
        </text:list-item>
        <text:list-item>
          <text:p text:style-name="P113"><text:span text:style-name="T7">/proc:</text:span><text:span text:style-name="T10"> Es donde se suelen almacenar la información de los procesos que se están realizando, así como su estado, padres, hijos, etc…</text:span></text:p>
        </text:list-item>
        <text:list-item>
          <text:p text:style-name="P113"><text:span text:style-name="T7">/doc:</text:span><text:span text:style-name="T10"> Donde se suele almacenar toda la documentación de Linux.</text:span></text:p>
        </text:list-item>
      </text:list>
      <text:p text:style-name="P9"/>
      <text:p text:style-name="P9"/>
      <text:p text:style-name="P9"/>
      <text:p text:style-name="P9"/>
      <text:p text:style-name="P33"><text:span text:style-name="T21">Características del intérprete <text:s/>de comandos</text:span><text:span text:style-name="T12"> </text:span></text:p>
      <text:p text:style-name="P13"/>
      <text:p text:style-name="P10">Normalmente los nombres de archivos en Linux pueden contener hasta catorce caracteres entre los cuales no se debe encontrar aquellos caracteres que no tengan un significado especial como: / <text:s/>¿ ? * ‘’ “” [ ] { } ctrl. Además Linux distingue entre mayúsculas y minúsculas y no coloca extensiones de forma estándar.</text:p>
      <text:p text:style-name="P11"/>
      <text:p text:style-name="P14">COMANDOS</text:p>
      <text:p text:style-name="P40"><text:span text:style-name="T13">ls:</text:span><text:span text:style-name="T10"> visualiza el contenido de un directorio. Tiene la siguiente estructura:</text:span></text:p>
      <text:p text:style-name="P11"><text:tab/><text:tab/>Ls <text:s text:c="2"/>[opciones] <text:s text:c="2"/>[directorio, fichero]</text:p>
      <text:p text:style-name="P11">Las opciones del comando Ls son:</text:p>
      <text:p text:style-name="P40"><text:span text:style-name="T10">-a </text:span><text:span text:style-name="T22">à</text:span><text:span text:style-name="T15"> muestra todas las entradas incluso las ocultas</text:span></text:p>
      <text:p text:style-name="P40"><text:span text:style-name="T15">-l </text:span><text:span text:style-name="T22">à</text:span><text:span text:style-name="T15"> muestra el contenido de los directorios con permisos incluidos</text:span></text:p>
      <text:p text:style-name="P40"><text:span text:style-name="T25">-r </text:span><text:span text:style-name="T26">à</text:span><text:span text:style-name="T30"> </text:span><text:span text:style-name="T25">invierte el orden</text:span></text:p>
      <text:p text:style-name="P40"><text:span text:style-name="T15">-R</text:span><text:span text:style-name="T23">à</text:span><text:span text:style-name="T15"> visualiza de forma recursiva</text:span></text:p>
      <text:p text:style-name="P40"><text:span text:style-name="T15">-s </text:span><text:span text:style-name="T23">à</text:span><text:span text:style-name="T15">muestra por tamaño en KB</text:span></text:p>
      <text:p text:style-name="P40"><text:span text:style-name="T15">-h </text:span><text:span text:style-name="T23">à</text:span><text:span text:style-name="T15"> muestra el tamaño de ficheros en MB, KB</text:span></text:p>
      <text:p text:style-name="P40"><text:span text:style-name="T15">-A</text:span><text:span text:style-name="T23">à</text:span><text:span text:style-name="T15"> muestra todas menos “.” “..”</text:span></text:p>
      <text:p text:style-name="P40"><text:span text:style-name="T15">-S </text:span><text:span text:style-name="T23">à</text:span><text:span text:style-name="T15"> ordenado por tamaño</text:span></text:p>
      <text:p text:style-name="P40"><text:span text:style-name="T15">-t </text:span><text:span text:style-name="T23">à</text:span><text:span text:style-name="T15"> listado ordenado en tiempo</text:span></text:p>
      <text:p text:style-name="P23">-- color = -none (sin color)</text:p>
      <text:p text:style-name="P23"><text:tab/> <text:s text:c="4"/>-auto (usan colores solo en esa Terminal)</text:p>
      <text:p text:style-name="P23"><text:tab/> <text:s text:c="4"/>-always (para todas las terminales)</text:p>
      <text:p text:style-name="P40"><text:span text:style-name="T15">-i</text:span><text:span text:style-name="T23">à</text:span><text:span text:style-name="T15"> visualiza la referencia numérica de cada fichero (inodo)</text:span></text:p>
      <text:p text:style-name="P40"><text:span text:style-name="T15">-x</text:span><text:span text:style-name="T23">à</text:span><text:span text:style-name="T15"> visualiza en formato de columna solo el nombre del fichero</text:span></text:p>
      <text:p text:style-name="P40"><text:span text:style-name="T9">NOTA: .prueba</text:span><text:span text:style-name="T22">à</text:span><text:span text:style-name="T15"> fichero oculto</text:span></text:p>
      <text:p text:style-name="P40"><text:span text:style-name="T16"><text:s text:c="14"/></text:span><text:span text:style-name="T9">Prueba*</text:span><text:span text:style-name="T22">à</text:span><text:span text:style-name="T15"> fichero ejecutable </text:span></text:p>
      <text:p text:style-name="P23"/>
      <text:p text:style-name="P19">COMANDOS PARA FICHEROS</text:p>
      <text:p text:style-name="P19"><text:soft-page-break/></text:p>
      <text:list xml:id="list2708756972946063457" text:style-name="WW8Num3">
        <text:list-item>
          <text:p text:style-name="P114">Crear</text:p>
        </text:list-item>
      </text:list>
      <text:p text:style-name="P40"><text:span text:style-name="T9">touch</text:span><text:span text:style-name="T15"> </text:span><text:span text:style-name="T23">à</text:span><text:span text:style-name="T15"> para crear un fichero o actualizar su fecha si existe previamente, pero no se le puede introducir información, es decir que lo crea físicamente.</text:span></text:p>
      <text:p text:style-name="P23"><text:tab/>touch prueba1</text:p>
      <text:p text:style-name="P23"/>
      <text:p text:style-name="P40"><text:span text:style-name="T9">cat &gt; fichero</text:span><text:span text:style-name="T15"> </text:span><text:span text:style-name="T23">à</text:span><text:span text:style-name="T15"> se utiliza para crear un fichero e introducir información en él (Ctrl D</text:span><text:span text:style-name="T23">à</text:span><text:span text:style-name="T15"> grabarlo).</text:span></text:p>
      <text:p text:style-name="P40"><text:span text:style-name="T9">Editor </text:span><text:span text:style-name="T23">à</text:span><text:span text:style-name="T15"> se utiliza para <text:s/>editar un fichero.</text:span></text:p>
      <text:p text:style-name="P23"><text:tab/>Nombreeditor fichero</text:p>
      <text:p text:style-name="P5"><text:tab/> gedit f1</text:p>
      <text:p text:style-name="P5"><text:tab/> nano f1</text:p>
      <text:list xml:id="list85241849657464" text:continue-numbering="true" text:style-name="WW8Num3">
        <text:list-item>
          <text:p text:style-name="P115">Borrar fichero</text:p>
        </text:list-item>
      </text:list>
      <text:p text:style-name="P34"><text:span text:style-name="T7">rm</text:span><text:span text:style-name="T10"> </text:span></text:p>
      <text:p text:style-name="P75">$rm nombrefichero</text:p>
      <text:p text:style-name="P23">Parámetro del comando Rm :</text:p>
      <text:p text:style-name="P40"><text:span text:style-name="T15">-i </text:span><text:span text:style-name="T23">à</text:span><text:span text:style-name="T15"> para solicitar confirmación</text:span></text:p>
      <text:p text:style-name="P27"><text:s text:c="3"/></text:p>
      <text:list xml:id="list85241232263917" text:continue-numbering="true" text:style-name="WW8Num3">
        <text:list-item>
          <text:p text:style-name="P116">Visualizar ficheros</text:p>
        </text:list-item>
      </text:list>
      <text:p text:style-name="P34"><text:span text:style-name="T7">cat</text:span><text:span text:style-name="T10">. </text:span></text:p>
      <text:p text:style-name="P75">$cat fichero <text:s text:c="2"/></text:p>
      <text:p text:style-name="P23"><text:tab/>$cat fich1 fich2</text:p>
      <text:p text:style-name="P23">Las opciones son:</text:p>
      <text:p text:style-name="P40"><text:span text:style-name="T15">-n </text:span><text:span text:style-name="T23">à</text:span><text:span text:style-name="T15"> muestra el numero de línea</text:span></text:p>
      <text:p text:style-name="P5"/>
      <text:list xml:id="list85241629948982" text:continue-numbering="true" text:style-name="WW8Num3">
        <text:list-item>
          <text:p text:style-name="P117">Paginar</text:p>
        </text:list-item>
      </text:list>
      <text:p text:style-name="P34"><text:span text:style-name="T7">more o less</text:span><text:span text:style-name="T10">: </text:span></text:p>
      <text:p text:style-name="P23"><text:tab/>$more fichero</text:p>
      <text:p text:style-name="P23"><text:tab/>$less fichero</text:p>
      <text:p text:style-name="P23">Tienen estas opciones: </text:p>
      <text:p text:style-name="P76"><text:span text:style-name="T15">:p </text:span><text:span text:style-name="T23">à</text:span><text:span text:style-name="T15"> el anterior</text:span></text:p>
      <text:p text:style-name="P40"><text:span text:style-name="T15"><text:tab/>:n </text:span><text:span text:style-name="T23">à</text:span><text:span text:style-name="T15"> el siguiente</text:span></text:p>
      <text:p text:style-name="P40"><text:span text:style-name="T15"><text:tab/>:q </text:span><text:span text:style-name="T23">à</text:span><text:span text:style-name="T15"> salir</text:span></text:p>
      <text:p text:style-name="P40"><text:span text:style-name="T15"><text:tab/>:/ </text:span><text:span text:style-name="T23">à</text:span><text:span text:style-name="T15"> busca cadena</text:span></text:p>
      <text:list xml:id="list85241693315103" text:continue-numbering="true" text:style-name="WW8Num3">
        <text:list-item>
          <text:p text:style-name="P118">Renombrar fichero</text:p>
        </text:list-item>
      </text:list>
      <text:p text:style-name="P19"/>
      <text:p text:style-name="P5">mv </text:p>
      <text:p text:style-name="P23"/>
      <text:p text:style-name="P23"><text:tab/>$mv <text:s/>f_nombre <text:s text:c="2"/>f_nombre_nuevo </text:p>
      <text:p text:style-name="P76"><text:span text:style-name="T15">$mv (–b</text:span><text:span text:style-name="T23">à</text:span><text:span text:style-name="T15">backup) <text:s/>f1 <text:s/>f2</text:span></text:p>
      <text:p text:style-name="P23">Tiene estas opciones:</text:p>
      <text:p text:style-name="P23"/>
      <text:p text:style-name="P23"><text:tab/></text:p>
      <text:list xml:id="list85241885149562" text:continue-numbering="true" text:style-name="WW8Num3">
        <text:list-item>
          <text:p text:style-name="P119">Buscar en el contenido de un fichero</text:p>
        </text:list-item>
      </text:list>
      <text:p text:style-name="P19"/>
      <text:p text:style-name="P40"><text:span text:style-name="T9">grep</text:span><text:span text:style-name="T15"> </text:span><text:span text:style-name="T23">à</text:span><text:span text:style-name="T15"> buscar en un fichero un patrón.</text:span></text:p>
      <text:p text:style-name="P23"><text:tab/>$grep patrón fichero1 fichero2</text:p>
      <text:p text:style-name="P23">Tiene estas opciones:</text:p>
      <text:p text:style-name="P40"><text:span text:style-name="T15">-n </text:span><text:span text:style-name="T23">à</text:span><text:span text:style-name="T15"> numero de las líneas donde aparece</text:span></text:p>
      <text:p text:style-name="P40"><text:span text:style-name="T15">-c </text:span><text:span text:style-name="T23">à</text:span><text:span text:style-name="T15">en cúantas líneas aparece el patrón a buscar</text:span></text:p>
      <text:p text:style-name="P23">-i <text:s/><text:span text:style-name="T24">à</text:span> <text:s/>ignora mayúsculas y min. </text:p>
      <text:p text:style-name="P23">-w <text:span text:style-name="T24">à</text:span><text:span text:style-name="T32"> palabra</text:span></text:p>
      <text:p text:style-name="P23"/>
      <text:list xml:id="list85242236928032" text:continue-numbering="true" text:style-name="WW8Num3">
        <text:list-item>
          <text:p text:style-name="P120"><text:soft-page-break/>Copiar ficheros</text:p>
        </text:list-item>
      </text:list>
      <text:p text:style-name="P19"/>
      <text:p text:style-name="P5">cp <text:s/></text:p>
      <text:p text:style-name="P5"><text:tab/><text:span text:style-name="T33">$cp <text:s/></text:span><text:span text:style-name="T34">origen destino</text:span></text:p>
      <text:p text:style-name="P23"><text:tab/>$cp <text:s/>file1 <text:s/>file2</text:p>
      <text:p text:style-name="P23"/>
      <text:p text:style-name="P23"/>
      <text:list xml:id="list85242071031098" text:continue-numbering="true" text:style-name="WW8Num3">
        <text:list-item>
          <text:p text:style-name="P121"><text:span text:style-name="T13">Buscar ficheros</text:span><text:span text:style-name="T10"> (ubicación)</text:span></text:p>
        </text:list-item>
      </text:list>
      <text:p text:style-name="P23"/>
      <text:p text:style-name="P40"><text:span text:style-name="T9">find</text:span><text:span text:style-name="T15"> </text:span><text:span text:style-name="T23">à</text:span><text:span text:style-name="T15">se utiliza para buscar nombres de ficheros dentro de un directorio. Tiene las siguientes opciones:</text:span></text:p>
      <text:p text:style-name="P40"><text:span text:style-name="T15">-name </text:span><text:span text:style-name="T23">à</text:span><text:span text:style-name="T15"> es la indicación del nombre de los ficheros a buscar, distinguiendo may. y min.</text:span></text:p>
      <text:p text:style-name="P23">-iname -&gt;busca por el nombre, no distinguiendo may. y min.</text:p>
      <text:p text:style-name="P23"/>
      <text:p text:style-name="P40"><text:span text:style-name="T15">-type </text:span><text:span text:style-name="T23">à</text:span><text:span text:style-name="T15"> es la opción para decir que busque ficheros, directorios o enlaces (f,d,l).</text:span></text:p>
      <text:p text:style-name="P40"><text:span text:style-name="T15">-atime </text:span><text:span text:style-name="T23">à</text:span><text:span text:style-name="T15"> dice la fecha de creación. Por ejemplo -1 (creado ayer) o +100 (modificados desde hace 100 días) o ctime 1(creado hace un día a partir de versión 12 de Ubuntu) </text:span></text:p>
      <text:p text:style-name="P40"><text:span text:style-name="T15">-exec </text:span><text:span text:style-name="T23">à</text:span><text:span text:style-name="T15"> es la ejecución de un comando</text:span></text:p>
      <text:p text:style-name="P40"><text:span text:style-name="T15">-ok </text:span><text:span text:style-name="T23">à</text:span><text:span text:style-name="T15">es igual que el exec pero solicita confirmación.</text:span></text:p>
      <text:p text:style-name="P40"><text:span text:style-name="T15">-user </text:span><text:span text:style-name="T23">à</text:span><text:span text:style-name="T15">cuyo propietario sea el especificado.</text:span></text:p>
      <text:p text:style-name="P40"><text:span text:style-name="T15">-size </text:span><text:span text:style-name="T23">à</text:span><text:span text:style-name="T15"> compara con el tamaño (+ mayor que y – menor que) (kb</text:span><text:span text:style-name="T23">à</text:span><text:span text:style-name="T15">k, byte</text:span><text:span text:style-name="T23">à</text:span><text:span text:style-name="T15">c)</text:span></text:p>
      <text:p text:style-name="P23"/>
      <text:p text:style-name="P23">#find / -name “pru*”<text:tab/>(busca a partir del raíz todos los que empiecen por pru)</text:p>
      <text:p text:style-name="P23">$find <text:s text:c="2"/>new <text:s text:c="2"/>-name<text:tab/> pru* (busca a partir de /home/alu/new todos los que empiecen por pru)</text:p>
      <text:p text:style-name="P23">$find <text:s/>new <text:s/>-type F -atime -1 (busca los ficheros creados ayer a partir de /home/alu/new)</text:p>
      <text:p text:style-name="P23">$find <text:s/>new <text:s/>-type F <text:s/>-atime +100 (busca los ficheros modificados desde hace 100 días)</text:p>
      <text:p text:style-name="P23">#find <text:s/>/root <text:s/>-name <text:s/>pru* <text:s/>-exec <text:s/>rm { } \; (elimina todos los ficheros que empiecen por pru a partir de /root)</text:p>
      <text:p text:style-name="P34"><text:span text:style-name="T10">$find tema –atime -2</text:span><text:span text:style-name="T31"> </text:span><text:span text:style-name="T10">-name t* -exec more { } \; (busca los ficheros que empiecen por t a partir de tema creados hace 2 días de forma paginada)</text:span></text:p>
      <text:p text:style-name="P19"/>
      <text:p text:style-name="P19">COMANDOS PARA DIRECTORIOS</text:p>
      <text:p text:style-name="P40"><text:span text:style-name="T9">mkdir, md</text:span><text:span text:style-name="T15"> </text:span><text:span text:style-name="T23">à</text:span><text:span text:style-name="T15"> <text:s/>crear directorios</text:span></text:p>
      <text:p text:style-name="P40"><text:span text:style-name="T9">rmdir, rd</text:span><text:span text:style-name="T15"> </text:span><text:span text:style-name="T23">à</text:span><text:span text:style-name="T15"> <text:s text:c="2"/>eliminar directorios</text:span></text:p>
      <text:p text:style-name="P40"><text:span text:style-name="T9">rd –r</text:span><text:span text:style-name="T15"> </text:span><text:span text:style-name="T23">à</text:span><text:span text:style-name="T15"> <text:s/>elimina todo de forma recursiva</text:span></text:p>
      <text:p text:style-name="P40"><text:span text:style-name="T9">ls</text:span><text:span text:style-name="T15"> </text:span><text:span text:style-name="T23">à</text:span><text:span text:style-name="T15"> <text:s/>mostrar el contenido de un directorio</text:span></text:p>
      <text:p text:style-name="P40"><text:span text:style-name="T9">cd, chdir</text:span><text:span text:style-name="T15"> </text:span><text:span text:style-name="T23">à</text:span><text:span text:style-name="T15"> cambiar de directorio</text:span></text:p>
      <text:p text:style-name="P40"><text:span text:style-name="T9">pwd</text:span><text:span text:style-name="T15"> </text:span><text:span text:style-name="T23">à</text:span><text:span text:style-name="T15"> <text:s/>mostrar el directorio <text:s/>actual</text:span></text:p>
      <text:p text:style-name="P40"><text:span text:style-name="T9">cp <text:s/>–pr</text:span><text:span text:style-name="T15"> </text:span><text:span text:style-name="T23">à</text:span><text:span text:style-name="T15"> copia todo el directorio</text:span></text:p>
      <text:p text:style-name="P40"><text:span text:style-name="T9">cp –r</text:span><text:span text:style-name="T15"> </text:span><text:span text:style-name="T23">à</text:span><text:span text:style-name="T15"> análogo al anterior pero en otras distribuciones</text:span></text:p>
      <text:p text:style-name="P40"><text:span text:style-name="T9">mv</text:span><text:span text:style-name="T15"> </text:span><text:span text:style-name="T23">à</text:span><text:span text:style-name="T15"> se utiliza para renombrar los directorios</text:span></text:p>
      <text:p text:style-name="P74"/>
      <text:p text:style-name="P74"/>
      <text:p text:style-name="P15">PERMISOS</text:p>
      <text:p text:style-name="P23">Los permisos tienen un significado distinto si se utilizan para ficheros o directorios:</text:p>
      <text:p text:style-name="P23"/>
      <text:p text:style-name="P5">-Directorios</text:p>
      <text:p text:style-name="P40"><text:span text:style-name="T15">R </text:span><text:span text:style-name="T23">à</text:span><text:span text:style-name="T15"> visualizar el contenido (ls)</text:span></text:p>
      <text:p text:style-name="P40"><text:span text:style-name="T15">W </text:span><text:span text:style-name="T23">à</text:span><text:span text:style-name="T15"> escribir, modificar y eliminar (hay que tener en cuenta los permisos del directorio padre)</text:span></text:p>
      <text:p text:style-name="P40"><text:span text:style-name="T15">X </text:span><text:span text:style-name="T23">à</text:span><text:span text:style-name="T15"> entrada al directorio</text:span></text:p>
      <text:p text:style-name="P23"><text:soft-page-break/></text:p>
      <text:p text:style-name="P5">-Ficheros</text:p>
      <text:p text:style-name="P40"><text:span text:style-name="T15">R </text:span><text:span text:style-name="T23">à</text:span><text:span text:style-name="T15"> leer</text:span></text:p>
      <text:p text:style-name="P40"><text:span text:style-name="T15">W </text:span><text:span text:style-name="T23">à</text:span><text:span text:style-name="T15"> escribir, modificar y eliminar (hay que tener en cuenta los permisos del directorio padre)</text:span></text:p>
      <text:p text:style-name="P40"><text:span text:style-name="T15">X </text:span><text:span text:style-name="T23">à</text:span><text:span text:style-name="T15"> ejecutable</text:span></text:p>
      <text:p text:style-name="P23"/>
      <text:p text:style-name="P35"><text:span text:style-name="T10">El comando para modificar los permisos es el </text:span><text:span text:style-name="T7">chmod.</text:span></text:p>
      <text:p text:style-name="P29">Existen dos formas de modificar permisos:</text:p>
      <text:p text:style-name="P6">Modo Octal</text:p>
      <text:p text:style-name="P24">El permiso r toma valor 4, el w toma valor 2 y el x toma valor 1, con lo cual para modificar los permisos se utilizan estos valores sumados entre si, </text:p>
      <text:p text:style-name="P6">Modo Simbólico</text:p>
      <text:p text:style-name="P6">u→<text:span text:style-name="T33">propietario</text:span></text:p>
      <text:p text:style-name="P6">g →<text:span text:style-name="T33">usuarios q pertenecen al grupo del propietario</text:span></text:p>
      <text:p text:style-name="P30">o → resto de usuarios</text:p>
      <text:p text:style-name="P30">+ → para agregar permiso</text:p>
      <text:p text:style-name="P30">- → para eliminar permiso</text:p>
      <text:p text:style-name="P92"><text:s/></text:p>
      <text:p text:style-name="P93"><text:s text:c="2"/><text:span text:style-name="T41">chmod ugo-x test (quita permiso x (ejecucion) a todos, user,group,others) </text:span></text:p>
      <text:p text:style-name="P93"><text:s text:c="2"/><text:span text:style-name="T41">chmod o-rwx test (quita permisos rwx a others) </text:span></text:p>
      <text:p text:style-name="P93"><text:s text:c="2"/><text:span text:style-name="T41">chmod u=rwx,g=rx test (da permisos rwx a user, rx a group y ninguno a others) </text:span></text:p>
      <text:p text:style-name="P30"/>
      <text:p text:style-name="P29"/>
      <text:p text:style-name="P29"/>
      <text:p text:style-name="P35"><text:span text:style-name="T10">Cuando se crean los ficheros </text:span><text:span text:style-name="T11">y directorios </text:span><text:span text:style-name="T10"><text:s/>el sistema le</text:span><text:span text:style-name="T11">s</text:span><text:span text:style-name="T10"> coloca una máscara de permisos estándar denominada umask. Esta máscara se modifica con el comando </text:span><text:span text:style-name="T7">umask.</text:span></text:p>
      <text:p text:style-name="P35"><text:span text:style-name="T7">NOTA: </text:span><text:span text:style-name="T10">El comando chmod se referencian los permisos que va a tener, en cambio el umask se indican los permisos que no va a tener.</text:span></text:p>
      <text:p text:style-name="P23"/>
      <text:p text:style-name="P23">Cuando hablamos de permisos se puede resumir en los siguientes procesos:</text:p>
      <text:p text:style-name="P34"><text:span text:style-name="T7">Modificar</text:span><text:span text:style-name="T10"> (permiso x en directorio y r y w para el fichero)</text:span></text:p>
      <text:p text:style-name="P34"><text:span text:style-name="T7">Eliminar </text:span><text:span text:style-name="T10">(permiso w y x para directorio)</text:span></text:p>
      <text:p text:style-name="P34"><text:span text:style-name="T7">Mover</text:span><text:span text:style-name="T10"> (en origen w y x para directorio y en destino x y w para directorio)</text:span></text:p>
      <text:p text:style-name="P34"><text:span text:style-name="T7">Renombrar </text:span><text:span text:style-name="T10">(w y x para directorio)</text:span></text:p>
      <text:p text:style-name="P34"><text:span text:style-name="T7">Copiar</text:span><text:span text:style-name="T10"> (en origen x para directorio y r para fichero y en destino w y x para directorio)</text:span></text:p>
      <text:p text:style-name="P34"><text:span text:style-name="T7">Visualizar contenido de ficheros</text:span><text:span text:style-name="T10"> (x directorio y r fichero)</text:span></text:p>
      <text:p text:style-name="P34"><text:span text:style-name="T7">Visualizar contenido de directorio</text:span><text:span text:style-name="T10"> (x y r para directorio) </text:span></text:p>
      <text:p text:style-name="P23"/>
      <text:p text:style-name="P100"/>
      <text:p text:style-name="P18">MONTAJE DE DISPOSITIVOS</text:p>
      <text:p text:style-name="P18"/>
      <text:p text:style-name="P18"/>
      <text:p text:style-name="P26">Todos los dispositivo físico están representados en el subdirectorio /dev/.</text:p>
      <text:p text:style-name="P26">Ej:</text:p>
      <text:p text:style-name="P26"/>
      <text:p text:style-name="P12"><text:span text:style-name="T20"><text:s text:c="2"/></text:span><text:span text:style-name="T42"><text:tab/>Si el disco duro es sata</text:span></text:p>
      <text:p text:style-name="P12"><text:span text:style-name="T20"><text:s text:c="2"/></text:span><text:span text:style-name="T42">/dev/fd0 <text:s text:c="3"/>la disquetera</text:span></text:p>
      <text:p text:style-name="P12"><text:span text:style-name="T20"><text:s/></text:span><text:span text:style-name="T42">/ dev/sda1 <text:s/>primera partición del primer disco duro</text:span></text:p>
      <text:p text:style-name="P12"><text:span text:style-name="T20"><text:s/></text:span><text:span text:style-name="T42">/dev/sda2 <text:s text:c="2"/>segunda partición del primer disco duro</text:span></text:p>
      <text:p text:style-name="P12"><text:span text:style-name="T20"><text:s/></text:span><text:span text:style-name="T42">/dev/sdb1 <text:s text:c="2"/>primera partición del segundo disco duro</text:span></text:p>
      <text:p text:style-name="P26"/>
      <text:p text:style-name="P26"><text:soft-page-break/><text:tab/>Si disco duro es tipo ide</text:p>
      <text:p text:style-name="P26">/ dev/hda1 <text:s/>primera partición del primer disco duro</text:p>
      <text:p text:style-name="P26">/dev/hda2 <text:s text:c="2"/>segunda partición del primer disco duro</text:p>
      <text:p text:style-name="P12"><text:span text:style-name="T20"><text:s/></text:span><text:span text:style-name="T42">/dev/hdb1 <text:s text:c="2"/>primera partición del segundo disco duro</text:span></text:p>
      <text:p text:style-name="P28"><text:s/></text:p>
      <text:p text:style-name="P26">Para saber los dispositivos físicos </text:p>
      <text:p text:style-name="P26"/>
      <text:p text:style-name="P26">#fdisk -l</text:p>
      <text:p text:style-name="P26"/>
      <text:p text:style-name="P26">Para poder utilizar los dispositivos tenemos que usar los puntos de montaje ( no se puede usar /dev ) </text:p>
      <text:p text:style-name="P26"/>
      <text:p text:style-name="P26">Lo primero que debemos consultar es el fichero /etc/fstab, <text:s/>para saber que dispositivos hay y como está montados.</text:p>
      <text:p text:style-name="P26"/>
      <text:p text:style-name="P8">Comando mount </text:p>
      <text:p text:style-name="P8"/>
      <text:p text:style-name="P26">Informa <text:s/>de los dispositivos montados</text:p>
      <text:p text:style-name="P36"><text:span text:style-name="T7">#</text:span><text:span text:style-name="T10">mount</text:span></text:p>
      <text:p text:style-name="P26"/>
      <text:p text:style-name="P8">Montar dispositivos</text:p>
      <text:p text:style-name="P8"/>
      <text:p text:style-name="P36"><text:span text:style-name="T10"># mount <text:s/>-t <text:s/>sistema de ficheros <text:s text:c="2"/></text:span><text:span text:style-name="T13">dispositivo físico</text:span><text:span text:style-name="T10"> <text:s/>punto de montaje</text:span></text:p>
      <text:p text:style-name="P26"><text:tab/><text:tab/><text:tab/>-t vfat --&gt; para que pueda interpretar windows (ms-dos – w.98)</text:p>
      <text:p text:style-name="P26"><text:tab/><text:tab/><text:tab/>-t ntfs --&gt; para sistemas ntfs</text:p>
      <text:p text:style-name="P26"><text:tab/><text:tab/><text:tab/>-t ext2--&gt; linux ext2<text:tab/></text:p>
      <text:p text:style-name="P36"><text:span text:style-name="T10"><text:tab/><text:tab/><text:tab/></text:span><text:span text:style-name="T17">-t ext3--&gt; linux ext3</text:span></text:p>
      <text:p text:style-name="P31"><text:tab/><text:tab/><text:tab/>-t reiserfs--&gt; linux reiser</text:p>
      <text:p text:style-name="P31"/>
      <text:p text:style-name="P16">SISTEMAS DE ARCHIVOS DE LINUX</text:p>
      <text:p text:style-name="P17"/>
      <text:p text:style-name="P25"/>
      <table:table table:name="Tabla1" table:style-name="Tabla1">
        <table:table-column table:style-name="Tabla1.A"/>
        <table:table-column table:style-name="Tabla1.B"/>
        <table:table-row table:style-name="Tabla1.1">
          <table:table-cell table:style-name="Tabla1.A1" office:value-type="string">
            <text:p text:style-name="P7">Tipo</text:p>
          </table:table-cell>
          <table:table-cell table:style-name="Tabla1.B1" office:value-type="string">
            <text:p text:style-name="P7">Descripción</text:p>
          </table:table-cell>
        </table:table-row>
        <table:table-row table:style-name="Tabla1.1">
          <table:table-cell table:style-name="Tabla1.A1" office:value-type="string">
            <text:p text:style-name="P25">ext<text:span text:style-name="T35">3</text:span>,ext<text:span text:style-name="T35">4</text:span>,reiserfs,usbdev</text:p>
          </table:table-cell>
          <table:table-cell table:style-name="Tabla1.B1" office:value-type="string">
            <text:p text:style-name="P25">Sistema de archivos de Linux.</text:p>
          </table:table-cell>
        </table:table-row>
        <table:table-row table:style-name="Tabla1.1">
          <table:table-cell table:style-name="Tabla1.A1" office:value-type="string">
            <text:p text:style-name="P25">msdos</text:p>
          </table:table-cell>
          <table:table-cell table:style-name="Tabla1.B1" office:value-type="string">
            <text:p text:style-name="P25">Sistema de archivos de DOS.</text:p>
          </table:table-cell>
        </table:table-row>
        <table:table-row table:style-name="Tabla1.1">
          <table:table-cell table:style-name="Tabla1.A1" office:value-type="string">
            <text:p text:style-name="P25">vfat</text:p>
          </table:table-cell>
          <table:table-cell table:style-name="Tabla1.B1" office:value-type="string">
            <text:p text:style-name="P25">Sistema de archivos de Windows 9X (nombres largos).</text:p>
          </table:table-cell>
        </table:table-row>
        <table:table-row table:style-name="Tabla1.1">
          <table:table-cell table:style-name="Tabla1.A1" office:value-type="string">
            <text:p text:style-name="P25">iso9660</text:p>
          </table:table-cell>
          <table:table-cell table:style-name="Tabla1.B1" office:value-type="string">
            <text:p text:style-name="P25">Sistema de archivos de CD-ROM.</text:p>
          </table:table-cell>
        </table:table-row>
        <table:table-row table:style-name="Tabla1.1">
          <table:table-cell table:style-name="Tabla1.A1" office:value-type="string">
            <text:p text:style-name="P25">ntfs</text:p>
          </table:table-cell>
          <table:table-cell table:style-name="Tabla1.B1" office:value-type="string">
            <text:p text:style-name="P25">Sistema de archivos Windows vista y posteriores</text:p>
          </table:table-cell>
        </table:table-row>
      </table:table>
      <text:p text:style-name="P36"><text:span text:style-name="T17">Ej: #mount <text:s/>–t vfat <text:s/></text:span><text:span text:style-name="T18">/dev/fd0</text:span><text:span text:style-name="T17"> <text:s/>/media/discoa</text:span></text:p>
      <text:p text:style-name="P77">/dev/fd0 --&gt; dispositivo físico .</text:p>
      <text:p text:style-name="P26"><text:tab/><text:tab/><text:tab/>/media/discoa --&gt; punto de montaje (hay que crearla previamente) </text:p>
      <text:p text:style-name="P8">Desmontar un dispositivo</text:p>
      <text:p text:style-name="P8"/>
      <text:p text:style-name="P26">Siempre que terminemos de trabajar con un dispositivo debemos desmontarlo, para que no se pueda acceder a él.</text:p>
      <text:p text:style-name="P36"><text:span text:style-name="T10"># umount <text:s/></text:span><text:span text:style-name="T13">punto de montaje <text:s/></text:span><text:span text:style-name="T14">o dispositivo físico</text:span></text:p>
      <text:p text:style-name="P36"><text:span text:style-name="T10">Ej: #umount <text:s/></text:span><text:span text:style-name="T13">/media/discoa</text:span></text:p>
      <text:p text:style-name="P20"/>
      <text:p text:style-name="P26">-Copiar un fichero de windows a un pendrive desde linux: (Ej.)</text:p>
      <text:p text:style-name="P26"/>
      <text:p text:style-name="P36"><text:soft-page-break/><text:span text:style-name="T10"><text:tab/></text:span><text:span text:style-name="T17"># mount</text:span></text:p>
      <text:p text:style-name="P31"><text:tab/># mkdir /media/winxp</text:p>
      <text:p text:style-name="P31"><text:tab/># mount -t ntfs /dev/sda1 /media/winxp</text:p>
      <text:p text:style-name="P36"><text:span text:style-name="T17"><text:tab/></text:span><text:span text:style-name="T10"># ls /media/winpx</text:span></text:p>
      <text:p text:style-name="P26"><text:tab/># cp /media/winxp/elena/tema10.doc <text:s text:c="2"/>/media/sdb1/linux.doc</text:p>
      <text:p text:style-name="P26"><text:tab/># cat /media/sdb1/Linux.doc</text:p>
      <text:p text:style-name="P12"><text:span text:style-name="T20"><text:s text:c="2"/></text:span><text:span text:style-name="T42">-Desmontar los dispositivos</text:span></text:p>
      <text:p text:style-name="P26"><text:tab/># umount /media/winxp</text:p>
      <text:p text:style-name="P26"><text:tab/>#umount /media/sdb1</text:p>
      <text:p text:style-name="P26">-Desde Linux crear un archivo en Windows xp</text:p>
      <text:p text:style-name="P26"><text:tab/>#nano /etc/fstab</text:p>
      <text:p text:style-name="P26"><text:tab/>#ls /media/winxp |more</text:p>
      <text:p text:style-name="P26"><text:tab/>#cat &gt;/media/winxp/prueba.txt</text:p>
      <text:p text:style-name="P26"/>
      <text:p text:style-name="P26">Antes de montar un dispositivo debemos de visualizar el contenido del fichero /etc/fstab, que se va a volcar de la siguiente forma:</text:p>
      <text:p text:style-name="P28"><text:s/></text:p>
      <text:p text:style-name="P26">Ejemplos:</text:p>
      <text:p text:style-name="P26">1.-defaults: con las características predeterminadas</text:p>
      <text:p text:style-name="P26">2.-defaults: con las características predeterminadas</text:p>
      <text:p text:style-name="P26">3.-noauto,owner,ro:<text:tab/>No se monta en el inicio, un usuario no root lo monta y lo desmonta y solo lectura</text:p>
      <text:p text:style-name="P26">4.-noauto,owner: lo mismo que el punto 3</text:p>
      <text:p text:style-name="P26">5.-ro,async,nouser,auto: se monta en el inicio, solo root lo monta, solo lectura y de forma asíncrona</text:p>
      <text:p text:style-name="P26"/>
      <text:p text:style-name="P26">Opciones del /etc/fstab :</text:p>
      <text:p text:style-name="P82"><text:span text:style-name="Strong_20_Emphasis"><text:span text:style-name="T42">ro</text:span></text:span><text:span text:style-name="T42"> El dispositivo se monta con permisos de </text:span><text:span text:style-name="Emphasis"><text:span text:style-name="T42">solo lectura</text:span></text:span><text:span text:style-name="T42"> </text:span></text:p>
      <text:p text:style-name="P82"><text:span text:style-name="Strong_20_Emphasis"><text:span text:style-name="T42">rw</text:span></text:span><text:span text:style-name="T42"> El dispositivo se monta con permisos de </text:span><text:span text:style-name="Emphasis"><text:span text:style-name="T42">lectura/escritura</text:span></text:span><text:span text:style-name="T42"> </text:span></text:p>
      <text:p text:style-name="P82"><text:span text:style-name="Strong_20_Emphasis"><text:span text:style-name="T42">user</text:span></text:span><text:span text:style-name="T42"> Cualquier usuario puede montar y desmontar el dispositivo (interesante ya qeu en principio solo root puede hacerlo). </text:span></text:p>
      <text:p text:style-name="P82"><text:span text:style-name="Strong_20_Emphasis"><text:span text:style-name="T42">auto</text:span></text:span><text:span text:style-name="T42"> El dispositivo se monta automáticamente al iniciar (o cuando usamos la opción </text:span><text:span text:style-name="Emphasis"><text:span text:style-name="T42">-a</text:span></text:span><text:span text:style-name="T42">) </text:span></text:p>
      <text:p text:style-name="P82"><text:span text:style-name="Strong_20_Emphasis"><text:span text:style-name="T42">defaults</text:span></text:span><text:span text:style-name="T42"> Para emplear las opciones predeterminadas: rw, suid, dev, exec, auto, nouser, async. </text:span></text:p>
      <text:p text:style-name="P82"><text:span text:style-name="Strong_20_Emphasis"><text:span text:style-name="T42">exec</text:span></text:span><text:span text:style-name="T42"> Para permitir la ejecución de binarios. </text:span></text:p>
      <text:p text:style-name="P82"><text:span text:style-name="Strong_20_Emphasis"><text:span text:style-name="T42">uid=&lt;userid&gt;</text:span></text:span><text:span text:style-name="T42"> Para permitir que (aparte de root) el usuario cuyo </text:span><text:span text:style-name="Strong_20_Emphasis"><text:span text:style-name="T42">id</text:span></text:span><text:span text:style-name="T42"> es </text:span><text:span text:style-name="Strong_20_Emphasis"><text:span text:style-name="T42">&lt;userid&gt;</text:span></text:span><text:span text:style-name="T42"> pueda montar el dispositivo. </text:span></text:p>
      <text:p text:style-name="P82"><text:span text:style-name="Strong_20_Emphasis"><text:span text:style-name="T42">gid=&lt;groupid&gt;</text:span></text:span><text:span text:style-name="T42"> Para permitir que (aparte de root) los </text:span><text:a xlink:type="simple" xlink:href="http://www.adslayuda.com/" text:style-name="Internet_20_link" text:visited-style-name="Visited_20_Internet_20_Link"><text:span text:style-name="Internet_20_link"><text:span text:style-name="T42">usuarios</text:span></text:span></text:a><text:span text:style-name="T42"> cuyo </text:span><text:span text:style-name="Strong_20_Emphasis"><text:span text:style-name="T42">id</text:span></text:span><text:span text:style-name="T42"> del grupo sea </text:span><text:span text:style-name="Strong_20_Emphasis"><text:span text:style-name="T42">&lt;groupid&gt;</text:span></text:span><text:span text:style-name="T42"> puedan montar el dispositivo. </text:span></text:p>
      <text:p text:style-name="P78"><text:span text:style-name="T8">noauto</text:span><text:span text:style-name="T10"> El dispositivo no se monta automáticamente al iniciar </text:span></text:p>
      <text:p text:style-name="P78"><text:span text:style-name="T8">noexec</text:span><text:span text:style-name="T10"> Para no permitir la ejecución de binarios.</text:span></text:p>
      <text:p text:style-name="P78"><text:span text:style-name="T8">suid </text:span><text:span text:style-name="T10">Permite el efecto de los bits SUID y SGID</text:span></text:p>
      <text:p text:style-name="P78"><text:span text:style-name="T8">nosuid </text:span><text:span text:style-name="T10">No permite el efecto de los bits SUID y SGID</text:span></text:p>
      <text:p text:style-name="P79"><text:span text:style-name="T8">supermount</text:span><text:span text:style-name="T10"> Monta automáticamente el dispositivo y determina el sistema de archivo que tiene</text:span></text:p>
      <text:p text:style-name="P79"><text:span text:style-name="T8">owner </text:span><text:span text:style-name="T10">Indica que el primer usuario distinto de root conectado al sistema localmente tiene derecho a </text:span><text:span text:style-name="T8">montar</text:span><text:span text:style-name="T10"> y desmontar el dispositivo (se adueña de este).</text:span></text:p>
      <text:p text:style-name="P79"><text:span text:style-name="T8">async</text:span><text:span text:style-name="T10"> Las operaciones de entrada/salida no se ejecutan en el momento de invocarlos .</text:span></text:p>
      <text:p text:style-name="P79"><text:soft-page-break/><text:span text:style-name="T8">sync</text:span><text:span text:style-name="T10"> <text:s/>Las operaciones de entrada/salida se ejecutan en el momento de invocarlos </text:span></text:p>
      <text:p text:style-name="P79"><text:span text:style-name="T8">users</text:span><text:span text:style-name="T10"> Todos los usuarios que pertenezcan a ese grupo pueden montar y desmontar dispositivo.</text:span></text:p>
      <text:p text:style-name="P78"><text:span text:style-name="T8">umask </text:span><text:span text:style-name="T10"><text:s/>Determina la máscara por defecto al montar ese dispositivo .</text:span></text:p>
      <text:p text:style-name="P81"><text:span text:style-name="Strong_20_Emphasis"><text:span text:style-name="T15">nouser</text:span></text:span><text:span text:style-name="T15"> No admite que un usuario pueda montar y desmontar el dispositivo .</text:span></text:p>
      <text:p text:style-name="P79"><text:span text:style-name="T7">udf </text:span><text:span text:style-name="T10"><text:s/>se utiliza sólo para cdrom, permite almacenar imágenes en él ( el sistema de archivos de un cd es iso9660, por lo tanto debemos colocar los dos ).</text:span></text:p>
      <text:p text:style-name="P79"><text:span text:style-name="T7">utf <text:s/></text:span><text:span text:style-name="T10">se utiliza para el reconocimiento del juego de caracteres de un país(España =8). utf8 .</text:span></text:p>
      <text:p text:style-name="P79"><text:span text:style-name="T7">relatime <text:s/></text:span><text:span text:style-name="T10">guarda la hora de la última modificación de los ficheros .</text:span></text:p>
      <text:p text:style-name="P79"><text:span text:style-name="T7">remount <text:s/></text:span><text:span text:style-name="T10">guarda la configuración del último montaje de ese dispositivo y lo aplica en el siguiente montaje, aunque no coincida con el especificado en el /etc/fstab .</text:span></text:p>
      <text:p text:style-name="P80"/>
      <text:p text:style-name="P80"/>
      <text:p text:style-name="P80"/>
      <text:p text:style-name="P80"/>
      <text:p text:style-name="P80"/>
      <text:p text:style-name="P80"/>
      <text:p text:style-name="P80"/>
      <text:p text:style-name="P80"/>
      <text:list xml:id="list9026698249010494975" text:style-name="L1">
        <text:list-item>
          <text:p text:style-name="P124"><text:span text:style-name="T83">Particionar</text:span><text:span text:style-name="T84"> </text:span></text:p>
        </text:list-item>
      </text:list>
      <text:p text:style-name="P95">Comando fdisk</text:p>
      <text:p text:style-name="P95">Ej:</text:p>
      <text:p text:style-name="P97"><text:s text:c="2"/>#fdisk /dev/sda</text:p>
      <text:p text:style-name="P96"/>
      <text:p text:style-name="P2"><text:s/>Nos mostrará el siguiente menú : </text:p>
      <text:p text:style-name="P2"><text:s text:c="3"/>Command (m for help): <text:s text:c="3"/></text:p>
      <text:p text:style-name="P2">n <text:s/>Para Crear una Partición</text:p>
      <text:p text:style-name="P2">d <text:s/>eliminar </text:p>
      <text:p text:style-name="P108">p <text:s/>muestra las particiones existentes</text:p>
      <text:p text:style-name="P109">w graba la tabla de particiones tras los cambios</text:p>
      <text:p text:style-name="P109">q salir</text:p>
      <text:p text:style-name="P80"/>
      <text:list xml:id="list3967774407171438706" text:style-name="L2">
        <text:list-item>
          <text:p text:style-name="P107">Formatear</text:p>
        </text:list-item>
      </text:list>
      <text:p text:style-name="P2"/>
      <text:p text:style-name="P2"/>
      <text:p text:style-name="P2"><text:s/><text:span text:style-name="T85">S</text:span>e utiliza el comando <text:s/>mkfs o <text:span text:style-name="T82">mkfs.sistemadearchivos</text:span>. </text:p>
      <text:p text:style-name="P2">mkfs <text:s/>-t <text:s/>tipodesistema de archivo <text:s/>dispositivo físico ( si da problemas poner ) mkfs <text:s/>-t tipodesistema de archivo <text:s/>dispositivo físico</text:p>
      <text:p text:style-name="P2"># mkfs <text:s/>–t ext3 <text:s/>/dev/hda1</text:p>
      <text:p text:style-name="P2">Otras :</text:p>
      <text:p text:style-name="P2">Para formatear en ntfs ( a partir de 13.04 después de mkfs hay que ir a fdisk opción t código 7 de ntfs)</text:p>
      <text:p text:style-name="P2"/>
      <text:p text:style-name="P2">Crea un sistema de fichero ntfs en sda1</text:p>
      <text:p text:style-name="P2">#mkfs <text:s/>-t NTFS /dev/sda1</text:p>
      <text:p text:style-name="P123"/>
      <text:p text:style-name="P80"/>
      <text:p text:style-name="P83">Gestión de Procesos</text:p>
      <text:p text:style-name="P94"><text:tab/>Un proceso es un programa en ejecución con recursos asignados. También sabemos que un proceso puede tener distintos estados que se pueden clasificar según distintos criterios, algunos de los <text:soft-page-break/>cuales no son incompatibles entre sí. Como ahora lo que nos interesa es el aspecto puramente práctico, vamos a distinguir tres estados: </text:p>
      <text:list xml:id="list85242803317488" text:continue-list="list6953863605211749789" text:style-name="WW8Num8">
        <text:list-item>
          <text:p text:style-name="P110"><text:span text:style-name="T8">Primer plano</text:span><text:bookmark text:name="primerplano"/><text:span text:style-name="T10">: Un proceso que se ejecuta bloqueando para él la terminal desde la que se lanzó. Un proceso se lanza en primer planos simplemente introduciendo su nombre </text:span></text:p>
        </text:list-item>
        <text:list-item>
          <text:p text:style-name="P110"><text:span text:style-name="T8">Segundo plano</text:span><text:bookmark text:name="segundoplano"/><text:span text:style-name="T10">: Un proceso que se ejecuta sin bloquear la terminal, aunque sí puede escribir en ella los resultados de su ejecución. Un proceso se lanza en </text:span><text:span text:style-name="T8">segundo plano</text:span><text:span text:style-name="T10"> poniendo al final de la línea de órdenes el símbolo </text:span><text:span text:style-name="Máquina_20_de_20_escribir_20_HTML"><text:span text:style-name="T19">&amp;</text:span></text:span><text:span text:style-name="T10"> separado por al menos un espacio del nombre del programa. </text:span></text:p>
        </text:list-item>
        <text:list-item>
          <text:p text:style-name="P112"><text:span text:style-name="T8">Detenido</text:span><text:span text:style-name="T10">: Podemos detener un proceso y que se quede en espera en el sistema hasta que demos la orden para que continúe su ejecución. </text:span></text:p>
        </text:list-item>
      </text:list>
      <text:p text:style-name="P85"><text:a xlink:type="simple" xlink:href="http://dns.bdat.net/shell/node85.html" text:style-name="Internet_20_link" text:visited-style-name="Visited_20_Internet_20_Link"><text:span text:style-name="Internet_20_link"><text:span text:style-name="T27">Operaciones con procesos</text:span></text:span></text:a><text:span text:style-name="T27"> </text:span></text:p>
      <text:p text:style-name="P84">Segundo Plano</text:p>
      <text:p text:style-name="P41">Para enviar un proceso a segundo plano <text:s/>hay dos formas:</text:p>
      <text:list xml:id="list8349577360334121090" text:style-name="WW8Num13">
        <text:list-item>
          <text:p text:style-name="P125">Colocar un &amp; al final del comando .</text:p>
        </text:list-item>
      </text:list>
      <text:p text:style-name="P87">Ej:<text:span text:style-name="T45"> :/home/alumno$ </text:span><text:s/>sleep 800 &amp;</text:p>
      <text:list xml:id="list85243339076487" text:continue-numbering="true" text:style-name="WW8Num13">
        <text:list-item>
          <text:p text:style-name="P125">Si se está ejecutando en primer plano se tiene que <text:s/>parar con l CTRL –z y se lanza a continuación a segundo plano con el comando bg .</text:p>
        </text:list-item>
      </text:list>
      <text:p text:style-name="P87"><text:span text:style-name="T45">Ej:/home/alumno$ </text:span><text:span text:style-name="T47">find / -name * &gt; f1</text:span></text:p>
      <text:p text:style-name="P41"><text:span text:style-name="T45"><text:tab/><text:tab/><text:tab/><text:tab/></text:span><text:span text:style-name="T47"> </text:span><text:span text:style-name="T46">Ctl + Z</text:span></text:p>
      <text:p text:style-name="P41"><text:tab/><text:tab/><text:tab/>/home/alumno$ bg<text:tab/></text:p>
      <text:p text:style-name="P42">Primer Plano<text:tab/></text:p>
      <text:p text:style-name="P41">Con el comando <text:span text:style-name="T48">fg </text:span>se traen los procesos a primer plano .</text:p>
      <text:p text:style-name="P41"/>
      <text:p text:style-name="P42">Para ambos planos:</text:p>
      <text:p text:style-name="P41">%+ <text:span text:style-name="T23"></text:span><text:span text:style-name="T43"> se refiere al último proceso</text:span></text:p>
      <text:p text:style-name="P41"><text:span text:style-name="T43">%- </text:span><text:span text:style-name="T23"></text:span><text:span text:style-name="T43"> al penúltimo</text:span></text:p>
      <text:p text:style-name="P41"><text:span text:style-name="T43">%n </text:span><text:span text:style-name="T23"></text:span><text:span text:style-name="T43"> a la tarea n</text:span></text:p>
      <text:p text:style-name="P85"><text:a xlink:type="simple" xlink:href="http://dns.bdat.net/shell/node89.html" text:style-name="Internet_20_link" text:visited-style-name="Visited_20_Internet_20_Link"><text:span text:style-name="Internet_20_link"><text:span text:style-name="T28">Gestión de trabajos</text:span></text:span></text:a><text:span text:style-name="T43"> </text:span></text:p>
      <text:p text:style-name="P86"><text:span text:style-name="T43">-</text:span><text:span text:style-name="T50">Comando ps</text:span></text:p>
      <text:p text:style-name="P39">Con el comando <text:span text:style-name="T48">ps </text:span>indicamos los procesos que se están ejecutando en el equipo.</text:p>
      <text:p text:style-name="P39">Con el comando <text:span text:style-name="T48">ps –aux </text:span>indicamos que usuarios y procesos se están ejecutando en cada máquina.</text:p>
      <text:p text:style-name="P39"/>
      <text:p text:style-name="P43"><text:span text:style-name="T51"><text:s/></text:span><text:span text:style-name="T43"># ps -aux <text:s/>muestra todos los procesos independientemente de los usuarios</text:span></text:p>
      <text:p text:style-name="P45">USER <text:s text:c="6"/>PID %CPU %MEM <text:s text:c="3"/>VSZ <text:s text:c="2"/>RSS TTY <text:s text:c="5"/>STAT START <text:s text:c="2"/>TIME COMMAND</text:p>
      <text:p text:style-name="P45"/>
      <text:p text:style-name="P89">Se ejecuta luego el comando ps con la opción l (sin el menos), como se ve esta vez muestra más información.</text:p>
      <text:p text:style-name="P91"># ps l</text:p>
      <text:p text:style-name="P3">F <text:s text:c="2"/>UID <text:s text:c="2"/>PID <text:s/>PPID PRI <text:s/>NI <text:s text:c="3"/>VSZ <text:s text:c="2"/>RSS WCHAN <text:s/>STAT TTY <text:s text:c="7"/>TIME COMMAND</text:p>
      <text:p text:style-name="P3">4 <text:s text:c="4"/>0 <text:s/>2519 <text:s/>2517 <text:s/>20 <text:s text:c="2"/>0 <text:s/>60388 14836 - <text:s text:c="5"/>Ss+ <text:s/>tty7 <text:s text:c="6"/>0:03 /usr/bin/Xorg :0 -br -verbose -novtswitch -a</text:p>
      <text:p text:style-name="P3">4 <text:s text:c="4"/>0 <text:s/>2611 <text:s text:c="4"/>1 <text:s/>20 <text:s text:c="2"/>0 <text:s text:c="2"/>2284 <text:s text:c="2"/>832 - <text:s text:c="5"/>Ss+ <text:s/>tty1 <text:s text:c="6"/>0:00 /sbin/getty 38400 tty1</text:p>
      <text:p text:style-name="P3">4 <text:s text:c="4"/>0 <text:s/>2612 <text:s text:c="4"/>1 <text:s/>20 <text:s text:c="2"/>0 <text:s text:c="2"/>2284 <text:s text:c="2"/>836 - <text:s text:c="5"/>Ss+ <text:s/>tty2 <text:s text:c="6"/>0:00 /sbin/getty 38400 tty2</text:p>
      <text:p text:style-name="P3"><text:soft-page-break/>4 <text:s text:c="4"/>0 <text:s/>2613 <text:s text:c="4"/>1 <text:s/>20 <text:s text:c="2"/>0 <text:s text:c="2"/>2284 <text:s text:c="2"/>836 - <text:s text:c="5"/>Ss+ <text:s/>tty3 <text:s text:c="6"/>0:00 /sbin/getty 38400 tty3</text:p>
      <text:p text:style-name="P3">4 <text:s text:c="4"/>0 <text:s/>2614 <text:s text:c="4"/>1 <text:s/>20 <text:s text:c="2"/>0 <text:s text:c="2"/>2284 <text:s text:c="2"/>848 - <text:s text:c="5"/>Ss+ <text:s/>tty4 <text:s text:c="6"/>0:00 /sbin/getty 38400 tty4</text:p>
      <text:p text:style-name="P3">4 <text:s text:c="4"/>0 <text:s/>2615 <text:s text:c="4"/>1 <text:s/>20 <text:s text:c="2"/>0 <text:s text:c="2"/>2284 <text:s text:c="2"/>832 - <text:s text:c="5"/>Ss+ <text:s/>tty5 <text:s text:c="6"/>0:00 /sbin/getty 38400 tty5</text:p>
      <text:p text:style-name="P3">4 <text:s text:c="4"/>0 <text:s/>2616 <text:s text:c="4"/>1 <text:s/>20 <text:s text:c="2"/>0 <text:s text:c="2"/>2284 <text:s text:c="2"/>836 - <text:s text:c="5"/>Ss+ <text:s/>tty6 <text:s text:c="6"/>0:00 /sbin/getty 38400 tty6</text:p>
      <text:p text:style-name="P3">4 <text:s text:c="4"/>0 <text:s/>3023 <text:s/>3018 <text:s/>20 <text:s text:c="2"/>0 <text:s text:c="2"/>7320 <text:s/>4448 - <text:s text:c="5"/>Ss+ <text:s/>pts/0 <text:s text:c="5"/>0:00 -bash</text:p>
      <text:p text:style-name="P3">4 <text:s text:c="4"/>0 <text:s/>3502 <text:s/>3497 <text:s/>20 <text:s text:c="2"/>0 <text:s text:c="2"/>7320 <text:s/>4448 - <text:s text:c="5"/>Ss <text:s text:c="2"/>pts/1 <text:s text:c="5"/>0:00 -bash</text:p>
      <text:p text:style-name="P3">0 <text:s text:c="4"/>0 <text:s/>5171 <text:s/>3502 <text:s/>20 <text:s text:c="2"/>0 <text:s text:c="2"/>4068 <text:s text:c="2"/>856 - <text:s text:c="5"/>R+ <text:s text:c="2"/>pts/1 <text:s text:c="5"/>0:00 ps l</text:p>
      <text:p text:style-name="P90">Los campos de la salida del comandops l, se detallan a continuación:</text:p>
      <text:p text:style-name="P90">F PROCESS FLAGS</text:p>
      <text:p text:style-name="P90"><text:s text:c="3"/>1bifurcado pero no ejecutado. </text:p>
      <text:p text:style-name="P90"><text:s text:c="3"/>4tiene privilegios de root.</text:p>
      <text:p text:style-name="P90">UID ID de usuario.</text:p>
      <text:p text:style-name="P90">PID ID del proceso padre</text:p>
      <text:p text:style-name="P90">PPID ID del proceso padre.</text:p>
      <text:p text:style-name="P90">PGID ID de grupo de un proceso.</text:p>
      <text:p text:style-name="P90">PRI Prioridad del proceso.</text:p>
      <text:p text:style-name="P90">NI valor de bondad, más elevado menor prioridad.</text:p>
      <text:p text:style-name="P90">VSZ Tamaño de la memoria virtual del proceso en Kb.</text:p>
      <text:p text:style-name="P90">RSS Tamaño de la memoria física usada en Kb.</text:p>
      <text:p text:style-name="P90">WCHAN para los procesos que esperan o dormidos, enumera el evento que espera.</text:p>
      <text:p text:style-name="P90">STAT Estado del proceso:</text:p>
      <text:p text:style-name="P90"><text:tab/>R Ejecutable.</text:p>
      <text:p text:style-name="P90"><text:tab/>D Interrumpió.</text:p>
      <text:p text:style-name="P90"><text:tab/>S Suspendido.</text:p>
      <text:p text:style-name="P90"><text:tab/>s Es el proceso líder de la sesión.</text:p>
      <text:p text:style-name="P90"><text:tab/>T Detenido.</text:p>
      <text:p text:style-name="P90"><text:tab/>Z Zombie.</text:p>
      <text:p text:style-name="P90"><text:tab/>N Tiene una prioridad menor que lo normal.</text:p>
      <text:p text:style-name="P90"><text:tab/>&lt; Tiene una prioridad mayor que lo normal.</text:p>
      <text:p text:style-name="P90">TTY nombre de la terminal a la que esta asociado al proceso.</text:p>
      <text:p text:style-name="P90">TIME tiempo que lleva en ejecución.</text:p>
      <text:p text:style-name="P45"/>
      <text:p text:style-name="P44">Parámetros</text:p>
      <text:p text:style-name="P41"><text:span text:style-name="T29">-a <text:s/></text:span><text:span text:style-name="T60">muestra también los procesos de </text:span><text:span text:style-name="T61">todos los </text:span><text:span text:style-name="T60">usuarios.</text:span> </text:p>
      <text:p text:style-name="P41"><text:span text:style-name="T43">-</text:span><text:span text:style-name="T44">u <text:s/></text:span><text:span text:style-name="T60">visualiza información de los procesos</text:span> <text:span text:style-name="T58">de un usuario determinado</text:span></text:p>
      <text:p text:style-name="P66"><text:span text:style-name="T58"><text:s/></text:span><text:span text:style-name="T59">-x</text:span><text:span text:style-name="T58"> </text:span><text:span text:style-name="T62">muestra procesos que no están controlados por ninguna terminal.</text:span><text:span text:style-name="T58"> <text:s/></text:span></text:p>
      <text:p text:style-name="P41"><text:span text:style-name="T43">-</text:span><text:span text:style-name="T44">e <text:s/></text:span><text:span text:style-name="T60">visualiza información sobre "todos" los procesos del sistema.</text:span> <text:span text:style-name="T63">(igual q -A)</text:span></text:p>
      <text:p text:style-name="P47">-Comando jobs</text:p>
      <text:p text:style-name="P47"/>
      <text:p text:style-name="P39">Con el comando <text:span text:style-name="T48">jobs </text:span><text:span text:style-name="T33">muestra la información</text:span> de los procesos <text:s/>en segundo plano y si colocamos la opción –l nos da una información más detallada de los procesos.</text:p>
      <text:p text:style-name="P39"/>
      <text:p text:style-name="P47">-Comando kill</text:p>
      <text:p text:style-name="P39"/>
      <text:p text:style-name="P39"><text:span text:style-name="T48">kill </text:span><text:tab/>Orden que genera una señal explicita y la envía a un proceso. </text:p>
      <text:p text:style-name="P39"/>
      <text:p text:style-name="P39"><text:tab/><text:tab/>Sintaxis:<text:tab/>kill <text:s/>–n <text:s/>pid</text:p>
      <text:p text:style-name="P39"/>
      <text:p text:style-name="P39"><text:tab/><text:tab/><text:tab/>Envía la señal número n al proceso cuyo número de identificación es PID. </text:p>
      <text:p text:style-name="P39"/>
      <text:p text:style-name="P39"><text:tab/><text:tab/>Principales señales:</text:p>
      <text:p text:style-name="P39"/>
      <text:list xml:id="list2907762075552494955" text:style-name="WW8Num6">
        <text:list-item>
          <text:p text:style-name="P101">Salir del shell.</text:p>
        </text:list-item>
        <text:list-item>
          <text:p text:style-name="P101"><text:soft-page-break/>Provoca que el terminal quede colgado. Al salir los procesos entran en modo desatendido o background.</text:p>
        </text:list-item>
        <text:list-item>
          <text:p text:style-name="P101">Interrupción similar a [Ctrl. + c] </text:p>
        </text:list-item>
      </text:list>
      <text:list xml:id="list3234150739915210683" text:style-name="WW8Num7">
        <text:list-item>
          <text:p text:style-name="P102">terminar. No puede ser ignorada.</text:p>
        </text:list-item>
      </text:list>
      <text:p text:style-name="P88">15<text:tab/>Finalización de proceso. Es similar a la 9 pero puede ser ignorada.</text:p>
      <text:p text:style-name="P39"><text:tab/><text:tab/></text:p>
      <text:p text:style-name="P39"><text:tab/><text:tab/>Ejemplo :<text:tab/>kill 0</text:p>
      <text:p text:style-name="P39"><text:tab/><text:tab/></text:p>
      <text:p text:style-name="P37"><text:tab/><text:tab/><text:tab/>Provoca la finalización de todos los procesos del shell en curso. </text:p>
      <text:p text:style-name="P39"/>
      <text:p text:style-name="P39"><text:tab/><text:tab/>Ejemplo: <text:tab/>kill -9 3245</text:p>
      <text:p text:style-name="P39"/>
      <text:p text:style-name="P38"><text:tab/><text:tab/><text:tab/>Provoca la finalización o muerte del proceso cuyo PID es 3245.</text:p>
      <text:p text:style-name="P39"/>
      <text:p text:style-name="P39">Con el comando <text:span text:style-name="T48">kill –l </text:span>mostramos todas las señales que le podemos enviar a un proceso.</text:p>
      <text:p text:style-name="P39">Con el comando <text:span text:style-name="T48">kill -15 </text:span>le indicamos la señal de terminar y con el comando <text:span text:style-name="T48">kill -9 </text:span>indicamos que el proceso padre esta muerto y que deben terminar el resto de procesos</text:p>
      <text:p text:style-name="P39">El comando <text:span text:style-name="T48">Kill</text:span> nos va a permitir quitar procesos</text:p>
      <text:p text:style-name="P46">#kill -9 %(nº de proceso que quieras quitar)</text:p>
      <text:p text:style-name="P103"/>
      <text:p text:style-name="P52"/>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Helvetica,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paragraph-properties fo:margin-top="0.265cm" fo:margin-bottom="0.265cm" loext: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text-properties fo:font-weight="bold" style:font-weight-asian="bold"/>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Máquina_20_de_20_escribir_20_HTML" style:display-name="Máquina de escribir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376cm" fo:text-indent="-0.635cm" fo:margin-left="1.376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3.33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format="1" text:start-value="0">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1" text:start-value="9">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09:44:37.503000000</meta:creation-date>
    <dc:date>2017-03-21T08:52:40.867000000</dc:date>
    <meta:editing-duration>PT1H9M17S</meta:editing-duration>
    <meta:editing-cycles>7</meta:editing-cycles>
    <meta:generator>LibreOffice/5.1.3.2$Windows_x86 LibreOffice_project/644e4637d1d8544fd9f56425bd6cec110e49301b</meta:generator>
    <meta:document-statistic meta:table-count="1" meta:image-count="0" meta:object-count="0" meta:page-count="12" meta:paragraph-count="408" meta:word-count="3629" meta:character-count="21549" meta:non-whitespace-character-count="17727"/>
  </office:meta>
</office:document-meta>
</file>